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Symbols" svg:font-family="'Noto Sans Symbol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in" fo:margin-left="-0.1799in" fo:margin-top="0in" fo:margin-bottom="0in" table:align="left" style:writing-mode="lr-tb"/>
    </style:style>
    <style:style style:name="Table1.A" style:family="table-column">
      <style:table-column-properties style:column-width="0.366in"/>
    </style:style>
    <style:style style:name="Table1.B" style:family="table-column">
      <style:table-column-properties style:column-width="1.5111in"/>
    </style:style>
    <style:style style:name="Table1.C" style:family="table-column">
      <style:table-column-properties style:column-width="0.6569in"/>
    </style:style>
    <style:style style:name="Table1.D" style:family="table-column">
      <style:table-column-properties style:column-width="0.2632in"/>
    </style:style>
    <style:style style:name="Table1.G" style:family="table-column">
      <style:table-column-properties style:column-width="0.2639in"/>
    </style:style>
    <style:style style:name="Table1.K" style:family="table-column">
      <style:table-column-properties style:column-width="0.2625in"/>
    </style:style>
    <style:style style:name="Table1.M" style:family="table-column">
      <style:table-column-properties style:column-width="0.3285in"/>
    </style:style>
    <style:style style:name="Table1.N" style:family="table-column">
      <style:table-column-properties style:column-width="0.3292in"/>
    </style:style>
    <style:style style:name="Table1.O" style:family="table-column">
      <style:table-column-properties style:column-width="0.338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left="0.75pt solid #000000" fo:border-right="none" fo:border-top="0.75pt solid #000000" fo:border-bottom="0.75pt solid #000000">
        <style:background-image/>
      </style:table-cell-properties>
    </style:style>
    <style:style style:name="Table1.O1" style:family="table-cell">
      <style:table-cell-properties fo:background-color="transparent" fo:padding-left="0.075in" fo:padding-right="0.075in" fo:padding-top="0in" fo:padding-bottom="0in" fo:border="0.75pt solid #000000">
        <style:background-image/>
      </style:table-cell-properties>
    </style:style>
    <style:style style:name="Table1.D2" style:family="table-cell">
      <style:table-cell-properties fo:background-color="#e5e5e5" fo:padding-left="0.075in" fo:padding-right="0.075in" fo:padding-top="0in" fo:padding-bottom="0in" fo:border-left="0.75pt solid #000000" fo:border-right="none" fo:border-top="0.75pt solid #000000" fo:border-bottom="0.75pt solid #000000">
        <style:background-image/>
      </style:table-cell-properties>
    </style:style>
    <style:style style:name="Table1.O13" style:family="table-cell">
      <style:table-cell-properties fo:background-color="#e5e5e5" fo:padding-left="0.075in" fo:padding-right="0.075in" fo:padding-top="0in" fo:padding-bottom="0in" fo:border="0.75pt solid #000000">
        <style:background-image/>
      </style:table-cell-properties>
    </style:style>
    <style:style style:name="P1"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style>
    <style:style style:name="P2" style:family="paragraph" style:parent-style-name="normal">
      <style:paragraph-properties fo:text-align="center" style:justify-single-word="false">
        <style:tab-stops>
          <style:tab-stop style:position="0.5in"/>
          <style:tab-stop style:position="4in"/>
        </style:tab-stops>
      </style:paragraph-properties>
    </style:style>
    <style:style style:name="P3"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4" style:family="paragraph" style:parent-style-name="normal">
      <style:paragraph-properties fo:text-align="center" style:justify-single-word="false">
        <style:tab-stops>
          <style:tab-stop style:position="0.5in"/>
          <style:tab-stop style:position="4in"/>
        </style:tab-stops>
      </style:paragraph-properties>
      <style:text-properties fo:font-size="14pt" fo:font-weight="bold" style:font-size-asian="14pt" style:font-weight-asian="bold" style:font-size-complex="14pt"/>
    </style:style>
    <style:style style:name="P5"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4pt" fo:font-style="italic" fo:font-weight="bold" style:font-size-asian="14pt" style:font-style-asian="italic" style:font-weight-asian="bold" style:font-size-complex="14pt"/>
    </style:style>
    <style:style style:name="P6" style:family="paragraph" style:parent-style-name="normal">
      <style:paragraph-properties fo:text-align="center" style:justify-single-word="false">
        <style:tab-stops>
          <style:tab-stop style:position="0.5in"/>
          <style:tab-stop style:position="4in"/>
        </style:tab-stops>
      </style:paragraph-properties>
      <style:text-properties fo:font-size="14pt" fo:font-style="italic" fo:font-weight="bold" style:font-size-asian="14pt" style:font-style-asian="italic" style:font-weight-asian="bold" style:font-size-complex="14pt"/>
    </style:style>
    <style:style style:name="P7" style:family="paragraph" style:parent-style-name="normal">
      <style:paragraph-properties>
        <style:tab-stops>
          <style:tab-stop style:position="0.5in"/>
          <style:tab-stop style:position="4in"/>
        </style:tab-stops>
      </style:paragraph-properties>
    </style:style>
    <style:style style:name="P8" style:family="paragraph" style:parent-style-name="normal">
      <style:paragraph-properties>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9"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0" style:family="paragraph" style:parent-style-name="normal">
      <style:paragraph-properties fo:text-align="center" style:justify-single-word="false">
        <style:tab-stops>
          <style:tab-stop style:position="0.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1" style:family="paragraph" style:parent-style-name="normal">
      <style:paragraph-properties>
        <style:tab-stops>
          <style:tab-stop style:position="0.5in"/>
          <style:tab-stop style:position="1.0555in"/>
          <style:tab-stop style:position="4in"/>
          <style:tab-stop style:position="4.1252in"/>
          <style:tab-stop style:position="4.3752in"/>
        </style:tab-stops>
      </style:paragraph-properties>
    </style:style>
    <style:style style:name="P12" style:family="paragraph" style:parent-style-name="normal">
      <style:paragraph-properties>
        <style:tab-stops>
          <style:tab-stop style:position="0.5in"/>
          <style:tab-stop style:position="1.0555in"/>
          <style:tab-stop style:position="4in"/>
        </style:tab-stops>
      </style:paragraph-properties>
    </style:style>
    <style:style style:name="P13"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tyle="italic" fo:font-weight="bold" style:font-style-asian="italic" style:font-weight-asian="bold"/>
    </style:style>
    <style:style style:name="P14" style:family="paragraph" style:parent-style-name="normal">
      <style:paragraph-properties>
        <style:tab-stops>
          <style:tab-stop style:position="0.5in"/>
          <style:tab-stop style:position="4in"/>
        </style:tab-stops>
      </style:paragraph-properties>
      <style:text-properties fo:font-style="italic" style:font-style-asian="italic"/>
    </style:style>
    <style:style style:name="P15" style:family="paragraph" style:parent-style-name="normal">
      <style:paragraph-properties>
        <style:tab-stops>
          <style:tab-stop style:position="0.5in"/>
          <style:tab-stop style:position="1.0555in"/>
          <style:tab-stop style:position="4in"/>
        </style:tab-stops>
      </style:paragraph-properties>
      <style:text-properties fo:font-style="italic" style:font-style-asian="italic"/>
    </style:style>
    <style:style style:name="P16" style:family="paragraph" style:parent-style-name="normal">
      <style:paragraph-properties>
        <style:tab-stops>
          <style:tab-stop style:position="0.5in"/>
          <style:tab-stop style:position="1.0555in"/>
          <style:tab-stop style:position="4in"/>
          <style:tab-stop style:position="6.3752in"/>
        </style:tab-stops>
      </style:paragraph-properties>
      <style:text-properties fo:font-style="italic" style:font-style-asian="italic"/>
    </style:style>
    <style:style style:name="P17" style:family="paragraph" style:parent-style-name="normal">
      <style:paragraph-properties>
        <style:tab-stops>
          <style:tab-stop style:position="0.5in"/>
          <style:tab-stop style:position="1.0555in"/>
          <style:tab-stop style:position="4in"/>
          <style:tab-stop style:position="6.3752in"/>
        </style:tab-stops>
      </style:paragraph-properties>
    </style:style>
    <style:style style:name="P18" style:family="paragraph" style:parent-style-name="normal">
      <style:paragraph-properties>
        <style:tab-stops>
          <style:tab-stop style:position="0.3819in"/>
          <style:tab-stop style:position="0.5in"/>
          <style:tab-stop style:position="1.0555in"/>
          <style:tab-stop style:position="4in"/>
          <style:tab-stop style:position="6.3752in"/>
        </style:tab-stops>
      </style:paragraph-properties>
    </style:style>
    <style:style style:name="P19" style:family="paragraph" style:parent-style-name="normal">
      <style:paragraph-properties fo:margin-left="0in" fo:margin-right="0in" fo:text-indent="0in" style:auto-text-indent="false">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P20" style:family="paragraph" style:parent-style-name="normal">
      <style:paragraph-properties fo:margin-left="0in" fo:margin-right="0in" fo:text-indent="0in" style:auto-text-indent="false">
        <style:tab-stops>
          <style:tab-stop style:position="0.5in"/>
          <style:tab-stop style:position="4in"/>
        </style:tab-stops>
      </style:paragraph-properties>
    </style:style>
    <style:style style:name="P21" style:family="paragraph" style:parent-style-name="normal">
      <style:paragraph-properties fo:text-align="center" style:justify-single-word="false" fo:break-before="page">
        <style:tab-stops>
          <style:tab-stop style:position="0.5in"/>
          <style:tab-stop style:position="4in"/>
        </style:tab-stops>
      </style:paragraph-properties>
      <style:text-properties fo:font-size="14pt" fo:font-weight="bold" style:font-size-asian="14pt" style:font-weight-asian="bold" style:font-size-complex="14pt"/>
    </style:style>
    <style:style style:name="P22" style:family="paragraph" style:parent-style-name="normal">
      <style:paragraph-properties fo:break-before="page">
        <style:tab-stops>
          <style:tab-stop style:position="0.5in"/>
          <style:tab-stop style:position="1.0555in"/>
          <style:tab-stop style:position="4in"/>
        </style:tab-stops>
      </style:paragraph-properties>
      <style:text-properties fo:font-style="italic" fo:font-weight="bold" style:font-style-asian="italic" style:font-weight-asian="bold"/>
    </style:style>
    <style:style style:name="P23" style:family="paragraph" style:parent-style-name="normal">
      <style:paragraph-properties fo:break-before="pag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24" style:family="paragraph" style:parent-style-name="normal">
      <style:paragraph-properties fo:margin-top="0.1665in" fo:margin-bottom="0.0835in" loext:contextual-spacing="false" fo:line-height="100%">
        <style:tab-stops>
          <style:tab-stop style:position="0.5in" style:type="right"/>
          <style:tab-stop style:position="4in"/>
          <style:tab-stop style:position="6.5in" style:type="right"/>
          <style:tab-stop style:position="6.6929in" style:type="right"/>
        </style:tab-stops>
      </style:paragraph-properties>
    </style:style>
    <style:style style:name="P25" style:family="paragraph" style:parent-style-name="normal">
      <style:paragraph-properties fo:margin-left="0.1665in" fo:margin-right="0.5in" fo:margin-top="0.0835in" fo:margin-bottom="0in" loext:contextual-spacing="false" fo:line-height="100%" fo:text-indent="0in" style:auto-text-indent="false">
        <style:tab-stops>
          <style:tab-stop style:position="0.5in" style:type="right"/>
          <style:tab-stop style:position="4in"/>
          <style:tab-stop style:position="6.5in" style:type="right"/>
          <style:tab-stop style:position="6.6929in" style:type="right"/>
        </style:tab-stops>
      </style:paragraph-properties>
    </style:style>
    <style:style style:name="P26" style:family="paragraph" style:parent-style-name="normal">
      <style:paragraph-properties fo:margin-left="0.3335in" fo:margin-right="0.5in" fo:text-indent="0in" style:auto-text-indent="false">
        <style:tab-stops>
          <style:tab-stop style:position="0.5in" style:type="right"/>
          <style:tab-stop style:position="4in"/>
          <style:tab-stop style:position="6.5in" style:type="right"/>
          <style:tab-stop style:position="6.6929in" style:type="right"/>
        </style:tab-stops>
      </style:paragraph-properties>
    </style:style>
    <style:style style:name="P27" style:family="paragraph" style:parent-style-name="normal">
      <style:paragraph-properties fo:margin-left="0in" fo:margin-right="0.5in" fo:text-indent="0in" style:auto-text-indent="false">
        <style:tab-stops>
          <style:tab-stop style:position="0.5in"/>
          <style:tab-stop style:position="4in"/>
        </style:tab-stops>
      </style:paragraph-properties>
    </style:style>
    <style:style style:name="P28" style:family="paragraph" style:parent-style-name="normal">
      <style:paragraph-properties fo:margin-left="0.25in" fo:margin-right="0.5in" fo:text-indent="-0.25in" style:auto-text-indent="false">
        <style:tab-stops>
          <style:tab-stop style:position="0.25in"/>
          <style:tab-stop style:position="0.5in"/>
          <style:tab-stop style:position="3.75in"/>
          <style:tab-stop style:position="4in"/>
        </style:tab-stops>
      </style:paragraph-properties>
      <style:text-properties fo:font-style="italic" style:font-style-asian="italic"/>
    </style:style>
    <style:style style:name="P29" style:family="paragraph" style:parent-style-name="normal">
      <style:paragraph-properties fo:margin-left="0.75in" fo:margin-right="0.5in" fo:text-indent="-0.25in" style:auto-text-indent="false">
        <style:tab-stops>
          <style:tab-stop style:position="-0.25in"/>
          <style:tab-stop style:position="0.5in"/>
          <style:tab-stop style:position="3.25in"/>
          <style:tab-stop style:position="4in"/>
        </style:tab-stops>
      </style:paragraph-properties>
    </style:style>
    <style:style style:name="P30" style:family="paragraph" style:parent-style-name="normal">
      <style:paragraph-properties fo:margin-left="0.4in" fo:margin-right="0.5in" fo:text-indent="-0.2in" style:auto-text-indent="false">
        <style:tab-stops>
          <style:tab-stop style:position="0.5in"/>
          <style:tab-stop style:position="1.0555in"/>
          <style:tab-stop style:position="4in"/>
        </style:tab-stops>
      </style:paragraph-properties>
      <style:text-properties fo:color="#000000" fo:font-style="italic" style:font-style-asian="italic"/>
    </style:style>
    <style:style style:name="P31" style:family="paragraph" style:parent-style-name="normal">
      <style:paragraph-properties fo:margin-left="0.4in" fo:margin-right="0.5in" fo:text-indent="-0.2in" style:auto-text-indent="false">
        <style:tab-stops>
          <style:tab-stop style:position="0.1in"/>
          <style:tab-stop style:position="0.5in"/>
          <style:tab-stop style:position="3.6in"/>
          <style:tab-stop style:position="4in"/>
        </style:tab-stops>
      </style:paragraph-properties>
      <style:text-properties fo:color="#000000" fo:font-weight="bold" style:font-weight-asian="bold"/>
    </style:style>
    <style:style style:name="P32" style:family="paragraph" style:parent-style-name="normal">
      <style:paragraph-properties fo:margin-left="0in" fo:margin-right="0.5in" fo:text-indent="-0.0126in" style:auto-text-indent="false">
        <style:tab-stops>
          <style:tab-stop style:position="0.5in"/>
          <style:tab-stop style:position="1.0555in"/>
          <style:tab-stop style:position="4in"/>
        </style:tab-stops>
      </style:paragraph-properties>
      <style:text-properties fo:color="#000000" fo:font-style="italic" style:font-style-asian="italic"/>
    </style:style>
    <style:style style:name="P33" style:family="paragraph" style:parent-style-name="normal">
      <style:paragraph-properties fo:margin-left="0in" fo:margin-right="0.5in" fo:text-indent="-0.0126in" style:auto-text-indent="false">
        <style:tab-stops>
          <style:tab-stop style:position="0.3126in"/>
          <style:tab-stop style:position="0.5in"/>
          <style:tab-stop style:position="1.0555in"/>
          <style:tab-stop style:position="4in"/>
        </style:tab-stops>
      </style:paragraph-properties>
      <style:text-properties fo:color="#000000" fo:font-style="italic" style:font-style-asian="italic"/>
    </style:style>
    <style:style style:name="P34" style:family="paragraph" style:parent-style-name="normal">
      <style:paragraph-properties fo:margin-left="0.5in" fo:margin-right="0.5in" fo:text-indent="0in" style:auto-text-indent="false">
        <style:tab-stops>
          <style:tab-stop style:position="0.5in"/>
          <style:tab-stop style:position="4in"/>
        </style:tab-stops>
      </style:paragraph-properties>
    </style:style>
    <style:style style:name="P35" style:family="paragraph" style:parent-style-name="normal">
      <style:paragraph-properties fo:margin-left="0.25in" fo:margin-right="0.5in" fo:margin-top="0in" fo:margin-bottom="0.0693in" loext:contextual-spacing="false" fo:line-height="100%" fo:text-indent="0in" style:auto-text-indent="false">
        <style:tab-stops>
          <style:tab-stop style:position="0.25in"/>
          <style:tab-stop style:position="0.5in"/>
          <style:tab-stop style:position="3.75in"/>
          <style:tab-stop style:position="4in"/>
        </style:tab-stops>
      </style:paragraph-properties>
      <style:text-properties fo:color="#000000" style:text-underline-style="solid" style:text-underline-width="auto" style:text-underline-color="font-color" fo:font-weight="bold" style:font-weight-asian="bold"/>
    </style:style>
    <style:style style:name="P36" style:family="paragraph" style:parent-style-name="normal">
      <style:paragraph-properties fo:margin-left="0.25in" fo:margin-right="0.5in" fo:margin-top="0in" fo:margin-bottom="0.0693in" loext:contextual-spacing="false" fo:line-height="100%" fo:text-indent="0in" style:auto-text-indent="false">
        <style:tab-stops>
          <style:tab-stop style:position="0.25in"/>
          <style:tab-stop style:position="0.5in"/>
          <style:tab-stop style:position="3.75in"/>
          <style:tab-stop style:position="4in"/>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37" style:family="paragraph" style:parent-style-name="normal">
      <style:paragraph-properties fo:margin-left="1in" fo:margin-right="0.5in" fo:margin-top="0.028in" fo:margin-bottom="0.0693in" loext:contextual-spacing="false" fo:line-height="100%" fo:text-indent="0in" style:auto-text-indent="false">
        <style:tab-stops>
          <style:tab-stop style:position="-0.5in"/>
          <style:tab-stop style:position="0.5in"/>
          <style:tab-stop style:position="3in"/>
          <style:tab-stop style:position="4in"/>
        </style:tab-stops>
      </style:paragraph-properties>
      <style:text-properties fo:color="#000000" fo:font-size="10pt" fo:font-style="italic" style:text-underline-style="solid" style:text-underline-width="auto" style:text-underline-color="font-color" fo:font-weight="bold" style:font-size-asian="10pt" style:font-style-asian="italic" style:font-weight-asian="bold" style:font-size-complex="10pt"/>
    </style:style>
    <style:style style:name="P38" style:family="paragraph" style:parent-style-name="normal">
      <style:paragraph-properties fo:margin-left="0in" fo:margin-right="0.0071in" fo:text-indent="0in" style:auto-text-indent="false">
        <style:tab-stops>
          <style:tab-stop style:position="0.5in"/>
          <style:tab-stop style:position="4in"/>
        </style:tab-stops>
      </style:paragraph-properties>
    </style:style>
    <style:style style:name="P39" style:family="paragraph" style:parent-style-name="normal">
      <style:paragraph-properties fo:margin-left="0in" fo:margin-right="0.0071in" fo:text-indent="0in" style:auto-text-indent="false">
        <style:tab-stops>
          <style:tab-stop style:position="0.5in"/>
          <style:tab-stop style:position="1.0555in"/>
          <style:tab-stop style:position="4in"/>
          <style:tab-stop style:position="6.3752in"/>
        </style:tab-stops>
      </style:paragraph-properties>
    </style:style>
    <style:style style:name="P40" style:family="paragraph" style:parent-style-name="normal">
      <style:paragraph-properties fo:margin-left="0in" fo:margin-right="0.5in" fo:text-indent="0.0126in" style:auto-text-indent="false">
        <style:tab-stops>
          <style:tab-stop style:position="0.3752in"/>
          <style:tab-stop style:position="0.5in"/>
          <style:tab-stop style:position="4in"/>
        </style:tab-stops>
      </style:paragraph-properties>
      <style:text-properties fo:color="#000000" fo:font-style="italic" style:font-style-asian="italic"/>
    </style:style>
    <style:style style:name="P41" style:family="paragraph" style:parent-style-name="normal">
      <style:paragraph-properties fo:margin-left="0in" fo:margin-right="-0.25in" fo:text-indent="0in" style:auto-text-indent="false">
        <style:tab-stops>
          <style:tab-stop style:position="0.25in"/>
          <style:tab-stop style:position="0.5in"/>
          <style:tab-stop style:position="0.8752in"/>
          <style:tab-stop style:position="2.25in"/>
          <style:tab-stop style:position="4in"/>
        </style:tab-stops>
      </style:paragraph-properties>
    </style:style>
    <style:style style:name="P42" style:family="paragraph" style:parent-style-name="normal">
      <style:paragraph-properties fo:margin-left="0in" fo:margin-right="-0.25in"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43" style:family="paragraph" style:parent-style-name="normal">
      <style:paragraph-properties fo:margin-left="0in" fo:margin-right="-0.25in"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4" style:family="paragraph" style:parent-style-name="normal">
      <style:paragraph-properties fo:margin-left="0.2917in" fo:margin-right="-0.25in"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5" style:family="paragraph" style:parent-style-name="normal">
      <style:paragraph-properties fo:margin-left="0.5417in" fo:margin-right="-0.25in" fo:text-indent="-0.25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6" style:family="paragraph" style:parent-style-name="normal">
      <style:paragraph-properties fo:margin-left="0.6665in" fo:margin-right="-0.25in" fo:text-indent="-0.25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47" style:family="paragraph" style:parent-style-name="normal">
      <style:paragraph-properties fo:margin-left="0.1252in" fo:margin-right="-0.25in" fo:text-indent="-0.0835in" style:auto-text-indent="false">
        <style:tab-stops>
          <style:tab-stop style:position="0.5in"/>
          <style:tab-stop style:position="0.75in"/>
          <style:tab-stop style:position="0.8752in"/>
          <style:tab-stop style:position="1in"/>
          <style:tab-stop style:position="2.25in"/>
          <style:tab-stop style:position="4in"/>
        </style:tab-stops>
      </style:paragraph-properties>
    </style:style>
    <style:style style:name="P48" style:family="paragraph" style:parent-style-name="normal">
      <style:paragraph-properties fo:margin-left="0.0626in" fo:margin-right="0.5in" fo:text-indent="0in" style:auto-text-indent="false">
        <style:tab-stops>
          <style:tab-stop style:position="0.4374in"/>
          <style:tab-stop style:position="0.5in"/>
          <style:tab-stop style:position="3.9374in"/>
          <style:tab-stop style:position="4in"/>
        </style:tab-stops>
      </style:paragraph-properties>
    </style:style>
    <style:style style:name="P49" style:family="paragraph" style:parent-style-name="normal">
      <style:paragraph-properties fo:margin-left="0.1874in" fo:margin-right="0.5in" fo:text-indent="0in" style:auto-text-indent="false">
        <style:tab-stops>
          <style:tab-stop style:position="0.1252in"/>
          <style:tab-stop style:position="0.5in"/>
          <style:tab-stop style:position="4in"/>
        </style:tab-stops>
      </style:paragraph-properties>
    </style:style>
    <style:style style:name="P50" style:family="paragraph" style:parent-style-name="normal">
      <style:paragraph-properties fo:margin-left="0.1874in" fo:margin-right="0.5in" fo:text-indent="0in" style:auto-text-indent="false">
        <style:tab-stops>
          <style:tab-stop style:position="0.3126in"/>
          <style:tab-stop style:position="0.5in"/>
          <style:tab-stop style:position="3.8126in"/>
          <style:tab-stop style:position="4in"/>
        </style:tab-stops>
      </style:paragraph-properties>
    </style:style>
    <style:style style:name="P51" style:family="paragraph" style:parent-style-name="normal">
      <style:paragraph-properties fo:margin-left="0.3752in" fo:margin-right="0.5in" fo:text-indent="0in" style:auto-text-indent="false">
        <style:tab-stops>
          <style:tab-stop style:position="0.4374in"/>
          <style:tab-stop style:position="0.5in"/>
          <style:tab-stop style:position="4in"/>
        </style:tab-stops>
      </style:paragraph-properties>
    </style:style>
    <style:style style:name="P52" style:family="paragraph" style:parent-style-name="normal">
      <style:paragraph-properties fo:margin-left="0.1874in" fo:margin-right="-0.25in" fo:text-indent="0in" style:auto-text-indent="false">
        <style:tab-stops>
          <style:tab-stop style:position="0.5in"/>
          <style:tab-stop style:position="0.75in"/>
          <style:tab-stop style:position="0.8752in"/>
          <style:tab-stop style:position="1in"/>
          <style:tab-stop style:position="2.25in"/>
          <style:tab-stop style:position="4in"/>
        </style:tab-stops>
      </style:paragraph-properties>
    </style:style>
    <style:style style:name="P53" style:family="paragraph" style:parent-style-name="normal">
      <style:paragraph-properties fo:text-align="end" style:justify-single-word="false">
        <style:tab-stops>
          <style:tab-stop style:position="0.5in"/>
          <style:tab-stop style:position="3in" style:type="center"/>
          <style:tab-stop style:position="4in"/>
          <style:tab-stop style:position="6in" style:type="right"/>
        </style:tab-stops>
      </style:paragraph-properties>
      <style:text-properties fo:color="#000000"/>
    </style:style>
    <style:style style:name="P54"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style:font-size-asian="18pt" style:font-size-complex="18pt"/>
    </style:style>
    <style:style style:name="P55"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56" style:family="paragraph" style:parent-style-name="normal">
      <style:paragraph-properties fo:text-align="center" style:justify-single-word="false">
        <style:tab-stops>
          <style:tab-stop style:position="0.5in"/>
          <style:tab-stop style:position="4in"/>
        </style:tab-stops>
      </style:paragraph-properties>
      <style:text-properties fo:font-size="14pt" fo:font-weight="bold" style:font-size-asian="14pt" style:font-weight-asian="bold" style:font-size-complex="14pt"/>
    </style:style>
    <style:style style:name="P57" style:family="paragraph" style:parent-style-name="normal">
      <style:paragraph-properties>
        <style:tab-stops>
          <style:tab-stop style:position="0.5in"/>
          <style:tab-stop style:position="4in"/>
        </style:tab-stops>
      </style:paragraph-properties>
      <style:text-properties fo:font-style="italic" style:font-style-asian="italic"/>
    </style:style>
    <style:style style:name="P58" style:family="paragraph" style:parent-style-name="normal">
      <style:paragraph-properties>
        <style:tab-stops>
          <style:tab-stop style:position="0.5in"/>
          <style:tab-stop style:position="1.0555in"/>
          <style:tab-stop style:position="4in"/>
        </style:tab-stops>
      </style:paragraph-properties>
      <style:text-properties fo:font-style="italic" style:font-style-asian="italic"/>
    </style:style>
    <style:style style:name="P59" style:family="paragraph" style:parent-style-name="normal">
      <style:paragraph-properties>
        <style:tab-stops>
          <style:tab-stop style:position="0.5in"/>
          <style:tab-stop style:position="1.0555in"/>
          <style:tab-stop style:position="4in"/>
          <style:tab-stop style:position="6.3752in"/>
        </style:tab-stops>
      </style:paragraph-properties>
      <style:text-properties fo:font-style="italic" style:font-style-asian="italic"/>
    </style:style>
    <style:style style:name="P60" style:family="paragraph" style:parent-style-name="normal">
      <style:paragraph-properties>
        <style:tab-stops>
          <style:tab-stop style:position="0.5in"/>
          <style:tab-stop style:position="1.0555in"/>
          <style:tab-stop style:position="4in"/>
          <style:tab-stop style:position="6.3752in"/>
        </style:tab-stops>
      </style:paragraph-properties>
      <style:text-properties fo:font-weight="bold" style:font-weight-asian="bold"/>
    </style:style>
    <style:style style:name="P61" style:family="paragraph" style:parent-style-name="normal">
      <style:paragraph-properties fo:text-align="center" style:justify-single-word="false">
        <style:tab-stops>
          <style:tab-stop style:position="0.5in"/>
          <style:tab-stop style:position="1.0555in"/>
          <style:tab-stop style:position="4in"/>
        </style:tab-stops>
      </style:paragraph-properties>
      <style:text-properties fo:font-weight="bold" style:font-weight-asian="bold"/>
    </style:style>
    <style:style style:name="P62" style:family="paragraph" style:parent-style-name="normal">
      <style:paragraph-properties>
        <style:tab-stops>
          <style:tab-stop style:position="0.5in"/>
          <style:tab-stop style:position="4in"/>
        </style:tab-stops>
      </style:paragraph-properties>
      <style:text-properties fo:font-weight="bold" style:font-weight-asian="bold" style:font-weight-complex="bold"/>
    </style:style>
    <style:style style:name="P63" style:family="paragraph" style:parent-style-name="normal">
      <style:paragraph-properties fo:margin-left="0in" fo:margin-right="0in" fo:text-indent="0in" style:auto-text-indent="false">
        <style:tab-stops>
          <style:tab-stop style:position="0.5in"/>
          <style:tab-stop style:position="1.0555in"/>
          <style:tab-stop style:position="4in"/>
          <style:tab-stop style:position="6.3752in"/>
        </style:tab-stops>
      </style:paragraph-properties>
      <style:text-properties fo:font-weight="bold" style:font-weight-asian="bold"/>
    </style:style>
    <style:style style:name="P64" style:family="paragraph" style:parent-style-name="normal">
      <style:paragraph-properties fo:margin-left="0in" fo:margin-right="0in" fo:text-indent="0in" style:auto-text-indent="false">
        <style:tab-stops>
          <style:tab-stop style:position="0.5in"/>
          <style:tab-stop style:position="4in"/>
        </style:tab-stops>
      </style:paragraph-properties>
      <style:text-properties fo:font-weight="bold" style:font-weight-asian="bold"/>
    </style:style>
    <style:style style:name="P65" style:family="paragraph" style:parent-style-name="normal" style:master-page-name="Standard">
      <style:paragraph-properties fo:text-align="center" style:justify-single-word="false" style:page-number="1">
        <style:tab-stops>
          <style:tab-stop style:position="0.5in"/>
          <style:tab-stop style:position="1.0555in"/>
          <style:tab-stop style:position="4in"/>
          <style:tab-stop style:position="4.1252in"/>
          <style:tab-stop style:position="4.3752in"/>
        </style:tab-stops>
      </style:paragraph-properties>
    </style:style>
    <style:style style:name="P66" style:family="paragraph" style:parent-style-name="normal" style:list-style-name="WWNum6">
      <loext:graphic-properties draw:fill="none" draw:fill-color="#ffffff"/>
      <style:paragraph-properties fo:margin-left="0in" fo:margin-right="0.5in" fo:margin-top="0.166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67"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solid" style:text-underline-width="auto" style:text-underline-color="font-color" fo:font-weight="bold" fo:background-color="transparent" style:font-name-asian="Times New Roman1" style:font-size-asian="13pt" style:font-style-asian="normal" style:font-weight-asian="bold" style:font-name-complex="Times New Roman1" style:font-size-complex="13pt"/>
    </style:style>
    <style:style style:name="P68"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3pt" fo:font-style="italic" style:text-underline-style="solid" style:text-underline-width="auto" style:text-underline-color="font-color" fo:font-weight="bold" fo:background-color="transparent" style:font-name-asian="Times New Roman1" style:font-size-asian="13pt" style:font-style-asian="italic" style:font-weight-asian="bold" style:font-name-complex="Times New Roman1" style:font-size-complex="13pt"/>
    </style:style>
    <style:style style:name="P69"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fo:background-color="transparent" style:font-name-asian="Times New Roman1" style:font-size-asian="12pt" style:font-style-asian="normal" style:font-weight-asian="bold" style:font-name-complex="Times New Roman1" style:font-size-complex="12pt"/>
    </style:style>
    <style:style style:name="P70"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bold" fo:background-color="transparent" style:font-name-asian="Times New Roman1" style:font-size-asian="12pt" style:font-style-asian="italic" style:font-weight-asian="bold" style:font-name-complex="Times New Roman1" style:font-size-complex="12pt"/>
    </style:style>
    <style:style style:name="P71"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bold" fo:background-color="transparent" style:font-name-asian="Times New Roman1" style:font-size-asian="10pt" style:font-style-asian="normal" style:font-weight-asian="bold" style:font-name-complex="Times New Roman1" style:font-size-complex="10pt"/>
    </style:style>
    <style:style style:name="P72"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bold" fo:background-color="transparent" style:font-name-asian="Times New Roman1" style:font-size-asian="10pt" style:font-style-asian="italic" style:font-weight-asian="bold" style:font-name-complex="Times New Roman1" style:font-size-complex="10pt"/>
    </style:style>
    <style:style style:name="P73" style:family="paragraph" style:parent-style-name="normal" style:list-style-name="WWNum6">
      <loext:graphic-properties draw:fill="none" draw:fill-color="#ffffff"/>
      <style:paragraph-properties fo:margin-left="0in" fo:margin-right="0.5in" fo:margin-top="0in" fo:margin-bottom="0.139in" loext:contextual-spacing="false" fo:line-height="100%" fo:text-align="start" style:justify-single-word="false" fo:keep-together="auto" fo:orphans="2" fo:widows="2" fo:text-indent="0in" style:auto-text-indent="false" fo:break-before="auto" fo:break-after="auto" fo:background-color="transparent" fo:padding="0in" fo:border="none" fo:keep-with-next="always">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solid" style:text-underline-width="auto" style:text-underline-color="font-color" fo:font-weight="bold" fo:background-color="transparent" style:font-name-asian="Times New Roman1" style:font-size-asian="13pt" style:font-style-asian="normal" style:font-weight-asian="bold" style:font-name-complex="Times New Roman1" style:font-size-complex="13pt"/>
    </style:style>
    <style:style style:name="P74" style:family="paragraph" style:parent-style-name="normal" style:list-style-name="WWNum4">
      <loext:graphic-properties draw:fill="none" draw:fill-color="#ffffff"/>
      <style:paragraph-properties fo:margin-left="0.5in" fo:margin-right="0.5in" fo:margin-top="0in" fo:margin-bottom="0in" loext:contextual-spacing="false" fo:line-height="100%" fo:text-align="start" style:justify-single-word="false" fo:keep-together="auto" fo:orphans="2" fo:widows="2" fo:text-indent="-0.25in" style:auto-text-indent="false" fo:break-before="auto" fo:break-after="auto" fo:background-color="transparent" fo:padding="0in" fo:border="none" fo:keep-with-next="auto">
        <style:tab-stops>
          <style:tab-stop style:position="0in"/>
          <style:tab-stop style:position="0.5in"/>
          <style:tab-stop style:position="3.5in"/>
          <style:tab-stop style:position="4in"/>
        </style:tab-stops>
      </style:paragraph-properties>
    </style:style>
    <style:style style:name="P75" style:family="paragraph" style:parent-style-name="normal" style:list-style-name="WWNum4">
      <loext:graphic-properties draw:fill="none" draw:fill-color="#ffffff"/>
      <style:paragraph-properties fo:margin-left="0.5in" fo:margin-right="0.5in" fo:margin-top="0in" fo:margin-bottom="0in" loext:contextual-spacing="false" fo:line-height="100%" fo:text-align="start" style:justify-single-word="false" fo:keep-together="auto" fo:orphans="2" fo:widows="2" fo:text-indent="-0.25in" style:auto-text-indent="false" fo:break-before="auto" fo:break-after="auto" fo:background-color="transparent" fo:padding="0in" fo:border="none" fo:keep-with-next="auto">
        <style:tab-stops>
          <style:tab-stop style:position="0in"/>
          <style:tab-stop style:position="0.5in"/>
          <style:tab-stop style:position="3.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6" style:family="paragraph" style:parent-style-name="normal">
      <style:paragraph-properties fo:margin-left="0.1299in" fo:margin-right="0.5in" fo:text-indent="0in" style:auto-text-indent="false">
        <style:tab-stops>
          <style:tab-stop style:position="0.3701in"/>
          <style:tab-stop style:position="0.5in"/>
          <style:tab-stop style:position="3.8701in"/>
          <style:tab-stop style:position="4in"/>
        </style:tab-stops>
      </style:paragraph-properties>
      <style:text-properties fo:font-style="italic" style:font-style-asian="italic"/>
    </style:style>
    <style:style style:name="P77" style:family="paragraph" style:parent-style-name="normal">
      <style:paragraph-properties fo:margin-left="0.2598in" fo:margin-right="0.5in" fo:text-indent="0in" style:auto-text-indent="false">
        <style:tab-stops>
          <style:tab-stop style:position="0.2402in"/>
          <style:tab-stop style:position="0.5in"/>
          <style:tab-stop style:position="3.7402in"/>
          <style:tab-stop style:position="4in"/>
        </style:tab-stops>
      </style:paragraph-properties>
      <style:text-properties fo:font-style="italic" style:font-style-asian="italic"/>
    </style:style>
    <style:style style:name="P78" style:family="paragraph" style:parent-style-name="normal" style:list-style-name="WWNum8">
      <style:paragraph-properties fo:margin-left="0.4374in" fo:margin-right="0.5in" fo:text-indent="-0.25in" style:auto-text-indent="false">
        <style:tab-stops>
          <style:tab-stop style:position="-0.8126in"/>
          <style:tab-stop style:position="-0.2571in"/>
          <style:tab-stop style:position="0.5in"/>
          <style:tab-stop style:position="2.6874in"/>
          <style:tab-stop style:position="4in"/>
        </style:tab-stops>
      </style:paragraph-properties>
      <style:text-properties fo:font-style="italic" style:font-style-asian="italic"/>
    </style:style>
    <style:style style:name="P79" style:family="paragraph" style:parent-style-name="normal" style:list-style-name="WWNum20">
      <style:paragraph-properties fo:margin-left="0.75in" fo:margin-right="0.5in" fo:text-indent="-0.25in" style:auto-text-indent="false">
        <style:tab-stops>
          <style:tab-stop style:position="-1.75in"/>
          <style:tab-stop style:position="-1.1945in"/>
          <style:tab-stop style:position="0.5in"/>
          <style:tab-stop style:position="1.75in"/>
          <style:tab-stop style:position="4in"/>
        </style:tab-stops>
      </style:paragraph-properties>
      <style:text-properties fo:font-style="italic" style:font-style-asian="italic"/>
    </style:style>
    <style:style style:name="P80" style:family="paragraph" style:parent-style-name="normal" style:list-style-name="WWNum20">
      <style:paragraph-properties fo:margin-left="0.75in" fo:margin-right="0.5in" fo:text-indent="-0.25in" style:auto-text-indent="false">
        <style:tab-stops>
          <style:tab-stop style:position="0.5in"/>
          <style:tab-stop style:position="4in"/>
        </style:tab-stops>
      </style:paragraph-properties>
      <style:text-properties fo:font-style="italic" style:font-style-asian="italic"/>
    </style:style>
    <style:style style:name="P81" style:family="paragraph" style:parent-style-name="normal" style:list-style-name="WWNum20">
      <style:paragraph-properties fo:margin-left="0.75in" fo:margin-right="0.5in" fo:text-indent="-0.25in" style:auto-text-indent="false">
        <style:tab-stops>
          <style:tab-stop style:position="-1.75in"/>
          <style:tab-stop style:position="-1.1874in"/>
          <style:tab-stop style:position="0.5in"/>
          <style:tab-stop style:position="1.75in"/>
          <style:tab-stop style:position="4in"/>
        </style:tab-stops>
      </style:paragraph-properties>
      <style:text-properties fo:font-style="italic" style:font-style-asian="italic"/>
    </style:style>
    <style:style style:name="P82" style:family="paragraph" style:parent-style-name="normal" style:list-style-name="WWNum20">
      <style:paragraph-properties fo:margin-left="1.3126in" fo:margin-right="0.5in" fo:text-indent="0in" style:auto-text-indent="false">
        <style:tab-stops>
          <style:tab-stop style:position="0.5in"/>
          <style:tab-stop style:position="1.0626in"/>
          <style:tab-stop style:position="4in"/>
        </style:tab-stops>
      </style:paragraph-properties>
      <style:text-properties fo:font-style="italic" style:font-style-asian="italic"/>
    </style:style>
    <style:style style:name="P83" style:family="paragraph" style:parent-style-name="normal">
      <style:paragraph-properties fo:margin-left="0.4in" fo:margin-right="0.5in" fo:text-indent="-0.2in" style:auto-text-indent="false">
        <style:tab-stops>
          <style:tab-stop style:position="0.5in"/>
          <style:tab-stop style:position="1.0555in"/>
          <style:tab-stop style:position="4in"/>
        </style:tab-stops>
      </style:paragraph-properties>
      <style:text-properties fo:color="#000000" fo:font-style="italic" style:font-style-asian="italic"/>
    </style:style>
    <style:style style:name="P84" style:family="paragraph" style:parent-style-name="normal">
      <style:paragraph-properties fo:margin-left="0.4in" fo:margin-right="0.5in" fo:text-indent="-0.2in" style:auto-text-indent="false">
        <style:tab-stops>
          <style:tab-stop style:position="0.5in"/>
          <style:tab-stop style:position="0.8752in"/>
          <style:tab-stop style:position="4in"/>
          <style:tab-stop style:position="4.1252in"/>
          <style:tab-stop style:position="4.3752in"/>
        </style:tab-stops>
      </style:paragraph-properties>
      <style:text-properties fo:color="#000000" fo:font-style="italic" style:font-style-asian="italic"/>
    </style:style>
    <style:style style:name="P85" style:family="paragraph" style:parent-style-name="normal">
      <style:paragraph-properties fo:margin-left="0.4in" fo:margin-right="0.5in" fo:text-indent="-0.2in" style:auto-text-indent="false">
        <style:tab-stops>
          <style:tab-stop style:position="0.1in"/>
          <style:tab-stop style:position="0.5in"/>
          <style:tab-stop style:position="3.6in"/>
          <style:tab-stop style:position="4in"/>
        </style:tab-stops>
      </style:paragraph-properties>
      <style:text-properties fo:color="#000000" fo:font-style="italic" style:font-style-asian="italic"/>
    </style:style>
    <style:style style:name="P86" style:family="paragraph" style:parent-style-name="normal">
      <style:paragraph-properties fo:margin-left="0in" fo:margin-right="0.5in" fo:text-indent="-0.0126in" style:auto-text-indent="false">
        <style:tab-stops>
          <style:tab-stop style:position="0.5in"/>
          <style:tab-stop style:position="1.0555in"/>
          <style:tab-stop style:position="4in"/>
        </style:tab-stops>
      </style:paragraph-properties>
      <style:text-properties fo:color="#000000" fo:font-style="italic" style:font-style-asian="italic"/>
    </style:style>
    <style:style style:name="P87" style:family="paragraph" style:parent-style-name="normal">
      <style:paragraph-properties fo:margin-left="0in" fo:margin-right="0.5in" fo:text-indent="-0.0126in" style:auto-text-indent="false">
        <style:tab-stops>
          <style:tab-stop style:position="0.3126in"/>
          <style:tab-stop style:position="0.5in"/>
          <style:tab-stop style:position="1.0555in"/>
          <style:tab-stop style:position="4in"/>
        </style:tab-stops>
      </style:paragraph-properties>
      <style:text-properties fo:color="#000000" fo:font-style="italic" style:font-style-asian="italic"/>
    </style:style>
    <style:style style:name="P88" style:family="paragraph" style:parent-style-name="normal">
      <style:paragraph-properties fo:margin-left="0.5in" fo:margin-right="0.5in" fo:text-indent="0in" style:auto-text-indent="false">
        <style:tab-stops>
          <style:tab-stop style:position="0.5in"/>
          <style:tab-stop style:position="1.0555in"/>
          <style:tab-stop style:position="4in"/>
        </style:tab-stops>
      </style:paragraph-properties>
      <style:text-properties fo:font-style="italic" style:font-style-asian="italic"/>
    </style:style>
    <style:style style:name="P89" style:family="paragraph" style:parent-style-name="normal">
      <style:paragraph-properties fo:margin-left="-0.1181in" fo:margin-right="0.0071in" fo:text-indent="0.0626in" style:auto-text-indent="false">
        <style:tab-stops>
          <style:tab-stop style:position="0.5in"/>
          <style:tab-stop style:position="0.6181in"/>
          <style:tab-stop style:position="4in"/>
          <style:tab-stop style:position="4.1181in"/>
        </style:tab-stops>
      </style:paragraph-properties>
      <style:text-properties fo:font-weight="bold" style:font-weight-asian="bold"/>
    </style:style>
    <style:style style:name="P90" style:family="paragraph" style:parent-style-name="normal">
      <style:paragraph-properties fo:margin-left="0in" fo:margin-right="0.0071in" fo:text-indent="0in" style:auto-text-indent="false">
        <style:tab-stops>
          <style:tab-stop style:position="0.5in"/>
          <style:tab-stop style:position="4in"/>
        </style:tab-stops>
      </style:paragraph-properties>
      <style:text-properties fo:font-weight="bold" style:font-weight-asian="bold"/>
    </style:style>
    <style:style style:name="P91" style:family="paragraph" style:parent-style-name="normal" style:list-style-name="WWNum10">
      <loext:graphic-properties draw:fill="none" draw:fill-color="#ffffff"/>
      <style:paragraph-properties fo:margin-left="0.25in" fo:margin-right="0.5in" fo:margin-top="0.1665in" fo:margin-bottom="0in" loext:contextual-spacing="false" fo:line-height="100%" fo:text-align="start" style:justify-single-word="false" fo:keep-together="auto" fo:orphans="2" fo:widows="2" fo:text-indent="-0.25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92" style:family="paragraph" style:parent-style-name="normal">
      <style:paragraph-properties fo:margin-left="0.6874in" fo:margin-right="0.5in" fo:text-indent="-0.4874in" style:auto-text-indent="false">
        <style:tab-stops>
          <style:tab-stop style:position="0.5in"/>
          <style:tab-stop style:position="0.6874in"/>
          <style:tab-stop style:position="4in"/>
        </style:tab-stops>
      </style:paragraph-properties>
      <style:text-properties fo:color="#000000" fo:font-style="italic" style:font-style-asian="italic"/>
    </style:style>
    <style:style style:name="P93" style:family="paragraph" style:parent-style-name="normal">
      <style:paragraph-properties fo:margin-left="0in" fo:margin-right="0.5in" fo:text-indent="0.0126in" style:auto-text-indent="false">
        <style:tab-stops>
          <style:tab-stop style:position="0.3752in"/>
          <style:tab-stop style:position="0.5in"/>
          <style:tab-stop style:position="4in"/>
        </style:tab-stops>
      </style:paragraph-properties>
      <style:text-properties fo:color="#000000" fo:font-style="italic" style:font-style-asian="italic"/>
    </style:style>
    <style:style style:name="P94" style:family="paragraph" style:parent-style-name="normal">
      <style:paragraph-properties fo:margin-left="0in" fo:margin-right="-0.25in" fo:text-align="center" style:justify-single-word="false"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95" style:family="paragraph" style:parent-style-name="normal">
      <style:paragraph-properties fo:margin-left="0in" fo:margin-right="-0.25in" fo:text-align="center" style:justify-single-word="false" fo:text-indent="0in" style:auto-text-indent="false" fo:break-before="pag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96" style:family="paragraph" style:parent-style-name="normal" style:list-style-name="WWNum12">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7" style:family="paragraph" style:parent-style-name="normal" style:list-style-name="WWNum31">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8" style:family="paragraph" style:parent-style-name="normal" style:list-style-name="WWNum18">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9" style:family="paragraph" style:parent-style-name="normal" style:list-style-name="WWNum22">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100" style:family="paragraph" style:parent-style-name="normal" style:list-style-name="WWNum15">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101" style:family="paragraph" style:parent-style-name="normal" style:list-style-name="WWNum14">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102" style:family="paragraph" style:parent-style-name="normal" style:list-style-name="WWNum2">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103" style:family="paragraph" style:parent-style-name="normal" style:list-style-name="WWNum5">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104" style:family="paragraph" style:parent-style-name="normal" style:list-style-name="WWNum26">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105" style:family="paragraph" style:parent-style-name="normal" style:list-style-name="WWNum28">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6" style:family="paragraph" style:parent-style-name="normal" style:list-style-name="WWNum19">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7" style:family="paragraph" style:parent-style-name="normal" style:list-style-name="WWNum23">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8" style:family="paragraph" style:parent-style-name="normal" style:list-style-name="WWNum16">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9" style:family="paragraph" style:parent-style-name="normal" style:list-style-name="WWNum1">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10" style:family="paragraph" style:parent-style-name="normal" style:list-style-name="WWNum3">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11" style:family="paragraph" style:parent-style-name="normal" style:list-style-name="WWNum7">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12" style:family="paragraph" style:parent-style-name="normal" style:list-style-name="WWNum27">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13" style:family="paragraph" style:parent-style-name="normal" style:list-style-name="WWNum30">
      <style:paragraph-properties fo:margin-left="0.5835in" fo:margin-right="-0.25in" fo:text-indent="0in" style:auto-text-indent="false">
        <style:tab-stops>
          <style:tab-stop style:position="-0.9165in"/>
          <style:tab-stop style:position="-0.6665in"/>
          <style:tab-stop style:position="-0.4165in"/>
          <style:tab-stop style:position="-0.2917in"/>
          <style:tab-stop style:position="-0.1665in"/>
          <style:tab-stop style:position="0.5in"/>
          <style:tab-stop style:position="1.0835in"/>
          <style:tab-stop style:position="2.8335in"/>
          <style:tab-stop style:position="4in"/>
        </style:tab-stops>
      </style:paragraph-properties>
    </style:style>
    <style:style style:name="P114" style:family="paragraph" style:parent-style-name="normal" style:list-style-name="WWNum21">
      <style:paragraph-properties fo:margin-left="0.5835in" fo:margin-right="-0.25in" fo:text-indent="0in" style:auto-text-indent="false">
        <style:tab-stops>
          <style:tab-stop style:position="-0.9165in"/>
          <style:tab-stop style:position="-0.6665in"/>
          <style:tab-stop style:position="-0.4165in"/>
          <style:tab-stop style:position="-0.2917in"/>
          <style:tab-stop style:position="-0.1665in"/>
          <style:tab-stop style:position="0.5in"/>
          <style:tab-stop style:position="1.0835in"/>
          <style:tab-stop style:position="2.8335in"/>
          <style:tab-stop style:position="4in"/>
        </style:tab-stops>
      </style:paragraph-properties>
    </style:style>
    <style:style style:name="P115" style:family="paragraph" style:parent-style-name="normal" style:list-style-name="WWNum17">
      <style:paragraph-properties fo:margin-left="0.3752in" fo:margin-right="-0.25in" fo:text-indent="0in" style:auto-text-indent="false">
        <style:tab-stops>
          <style:tab-stop style:position="-0.5in"/>
          <style:tab-stop style:position="-0.25in"/>
          <style:tab-stop style:position="0in"/>
          <style:tab-stop style:position="0.1252in"/>
          <style:tab-stop style:position="0.25in"/>
          <style:tab-stop style:position="0.5in"/>
          <style:tab-stop style:position="1.5in"/>
          <style:tab-stop style:position="3.25in"/>
          <style:tab-stop style:position="4in"/>
        </style:tab-stops>
      </style:paragraph-properties>
    </style:style>
    <style:style style:name="P116" style:family="paragraph" style:parent-style-name="normal" style:list-style-name="WWNum24">
      <style:paragraph-properties fo:margin-left="0.7917in" fo:margin-right="-0.25in" fo:text-indent="0in" style:auto-text-indent="false">
        <style:tab-stops>
          <style:tab-stop style:position="-1.3335in"/>
          <style:tab-stop style:position="-1.0835in"/>
          <style:tab-stop style:position="-0.8335in"/>
          <style:tab-stop style:position="-0.7083in"/>
          <style:tab-stop style:position="-0.5835in"/>
          <style:tab-stop style:position="0.5in"/>
          <style:tab-stop style:position="0.6665in"/>
          <style:tab-stop style:position="2.4165in"/>
          <style:tab-stop style:position="4in"/>
        </style:tab-stops>
      </style:paragraph-properties>
    </style:style>
    <style:style style:name="P117" style:family="paragraph" style:parent-style-name="normal" style:list-style-name="WWNum29">
      <style:paragraph-properties fo:margin-left="0.7917in" fo:margin-right="-0.25in" fo:text-indent="0in" style:auto-text-indent="false">
        <style:tab-stops>
          <style:tab-stop style:position="-1.3335in"/>
          <style:tab-stop style:position="-1.0835in"/>
          <style:tab-stop style:position="-0.8335in"/>
          <style:tab-stop style:position="-0.7083in"/>
          <style:tab-stop style:position="-0.5835in"/>
          <style:tab-stop style:position="0.5in"/>
          <style:tab-stop style:position="0.6665in"/>
          <style:tab-stop style:position="2.4165in"/>
          <style:tab-stop style:position="4in"/>
        </style:tab-stops>
      </style:paragraph-properties>
    </style:style>
    <style:style style:name="P118" style:family="paragraph" style:parent-style-name="normal" style:list-style-name="WWNum25">
      <style:paragraph-properties fo:margin-left="0.6665in" fo:margin-right="-0.25in" fo:text-indent="0in" style:auto-text-indent="false">
        <style:tab-stops>
          <style:tab-stop style:position="-1.0835in"/>
          <style:tab-stop style:position="-0.8335in"/>
          <style:tab-stop style:position="-0.5835in"/>
          <style:tab-stop style:position="-0.4583in"/>
          <style:tab-stop style:position="-0.3335in"/>
          <style:tab-stop style:position="0.5in"/>
          <style:tab-stop style:position="0.9165in"/>
          <style:tab-stop style:position="2.6665in"/>
          <style:tab-stop style:position="4in"/>
        </style:tab-stops>
      </style:paragraph-properties>
    </style:style>
    <style:style style:name="P119" style:family="paragraph" style:parent-style-name="normal" style:list-style-name="WWNum13">
      <style:paragraph-properties fo:margin-left="0.6665in" fo:margin-right="-0.25in" fo:text-indent="0in" style:auto-text-indent="false">
        <style:tab-stops>
          <style:tab-stop style:position="-1.0835in"/>
          <style:tab-stop style:position="-0.8335in"/>
          <style:tab-stop style:position="-0.5835in"/>
          <style:tab-stop style:position="-0.4583in"/>
          <style:tab-stop style:position="-0.3335in"/>
          <style:tab-stop style:position="0.5in"/>
          <style:tab-stop style:position="0.9165in"/>
          <style:tab-stop style:position="2.6665in"/>
          <style:tab-stop style:position="4in"/>
        </style:tab-stops>
      </style:paragraph-properties>
    </style:style>
    <style:style style:name="P120" style:family="paragraph" style:parent-style-name="normal" style:list-style-name="WWNum9">
      <style:paragraph-properties fo:margin-left="0.8335in" fo:margin-right="0.5in" fo:text-indent="-0.25in" style:auto-text-indent="false">
        <style:tab-stops>
          <style:tab-stop style:position="0.5in"/>
          <style:tab-stop style:position="4in"/>
        </style:tab-stops>
      </style:paragraph-properties>
    </style:style>
    <style:style style:name="P121" style:family="paragraph" style:parent-style-name="normal" style:list-style-name="WWNum11">
      <style:paragraph-properties fo:margin-left="0.5626in" fo:margin-right="0.5in" fo:text-indent="0in" style:auto-text-indent="false">
        <style:tab-stops>
          <style:tab-stop style:position="0.5in"/>
          <style:tab-stop style:position="0.6252in"/>
          <style:tab-stop style:position="4in"/>
        </style:tab-stops>
      </style:paragraph-properties>
    </style:style>
    <style:style style:name="P122" style:family="paragraph" style:parent-style-name="normal">
      <style:paragraph-properties fo:text-align="center" style:justify-single-word="false" fo:break-before="page">
        <style:tab-stops>
          <style:tab-stop style:position="0.5in"/>
          <style:tab-stop style:position="1.0555in"/>
          <style:tab-stop style:position="4in"/>
        </style:tab-stops>
      </style:paragraph-properties>
      <style:text-properties fo:font-weight="bold" style:font-weight-asian="bold"/>
    </style:style>
    <style:style style:name="T1" style:family="text">
      <style:text-properties fo:color="#000000" fo:font-size="9pt" style:font-size-asian="9pt" style:font-size-complex="9pt"/>
    </style:style>
    <style:style style:name="T2" style:family="text">
      <style:text-properties fo:color="#000000" fo:font-size="10pt" fo:font-weight="bold" style:font-size-asian="10pt" style:font-weight-asian="bold" style:font-size-complex="10pt"/>
    </style:style>
    <style:style style:name="T3" style:family="text">
      <style:text-properties fo:color="#000000" fo:font-size="10pt" fo:font-style="italic" style:font-size-asian="10pt" style:font-style-asian="italic" style:font-size-complex="10pt"/>
    </style:style>
    <style:style style:name="T4" style:family="text">
      <style:text-properties fo:color="#000000" fo:font-size="10pt" style:font-size-asian="10pt" style:font-size-complex="10pt"/>
    </style:style>
    <style:style style:name="T5" style:family="text">
      <style:text-properties fo:font-size="6pt" style:font-size-asian="6pt" style:font-size-complex="6pt"/>
    </style:style>
    <style:style style:name="T6" style:family="text">
      <style:text-properties fo:font-size="1pt" style:font-size-asian="1pt" style:font-size-complex="1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ac624" style:font-size-asian="14pt" style:font-weight-asian="bold" style:font-size-complex="14pt"/>
    </style:style>
    <style:style style:name="T9" style:family="text">
      <style:text-properties fo:color="#000080" fo:font-size="10pt" style:text-underline-style="solid" style:text-underline-width="auto" style:text-underline-color="font-color" fo:font-weight="bold" style:font-size-asian="10pt" style:font-weight-asian="bold" style:font-size-complex="10pt"/>
    </style:style>
    <style:style style:name="T10" style:family="text">
      <style:text-properties fo:color="#000080" fo:font-size="10pt" style:text-underline-style="solid" style:text-underline-width="auto" style:text-underline-color="font-color" style:font-size-asian="10pt" style:font-size-complex="10pt"/>
    </style:style>
    <style:style style:name="T11" style:family="text">
      <style:text-properties fo:color="#000080" fo:font-size="10pt" fo:font-style="italic" style:text-underline-style="solid" style:text-underline-width="auto" style:text-underline-color="font-color" style:font-size-asian="10pt" style:font-style-asian="italic" style:font-size-complex="10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14" style:family="text">
      <style:text-properties fo:font-style="italic" style:font-style-asian="italic"/>
    </style:style>
    <style:style style:name="T15" style:family="text">
      <style:text-properties fo:font-weight="bold" style:font-weight-asian="bold" style:font-weight-complex="bold"/>
    </style:style>
    <style:style style:name="T16" style:family="text">
      <style:text-properties officeooo:rsid="00205d3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span text:style-name="T8">­</text:span><text:span text:style-name="T7">CS330 <text:s/>Software Engineering</text:span></text:p>
      <text:p text:style-name="P3"/>
      <text:p text:style-name="P3"/>
      <text:p text:style-name="P1"/>
      <text:p text:style-name="P8"/>
      <text:p text:style-name="P54">Project Name: calcIp</text:p>
      <text:p text:style-name="P54">Author: Ignazio Leonardo Calogero Sperandeo</text:p>
      <text:p text:style-name="P8"/>
      <text:p text:style-name="P11"/>
      <text:p text:style-name="P9">Software Requirements Specification</text:p>
      <text:p text:style-name="P9"/>
      <text:p text:style-name="P9">Document</text:p>
      <text:p text:style-name="P10"/>
      <text:p text:style-name="P5"/>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pan text:style-name="T7">Version: 2</text:span><text:tab/><text:span text:style-name="T7">Date: 04/02/2024</text:span></text:p>
      <text:p text:style-name="P21"/>
      <text:p text:style-name="P4">Table of Contents</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4"><text:span text:style-name="T2">1. Introduction<text:tab/></text:span><text:span text:style-name="T9">5</text:span></text:p>
          <text:p text:style-name="P25"><text:span text:style-name="T3">1.1 Purpose<text:tab/></text:span><text:span text:style-name="T11">5</text:span></text:p>
          <text:p text:style-name="P25"><text:span text:style-name="T3">1.2 Scope<text:tab/></text:span><text:span text:style-name="T11">5</text:span></text:p>
          <text:p text:style-name="P25"><text:span text:style-name="T3">1.3 Definitions, Acronyms, and Abbreviations.<text:tab/></text:span><text:span text:style-name="T11">5</text:span></text:p>
          <text:p text:style-name="P25"><text:span text:style-name="T3">1.4 References<text:tab/></text:span><text:span text:style-name="T11">5</text:span></text:p>
          <text:p text:style-name="P25"><text:span text:style-name="T3">1.5 Overview<text:tab/></text:span><text:span text:style-name="T11">5</text:span></text:p>
          <text:p text:style-name="P24"><text:span text:style-name="T2">2. The Overall Description<text:tab/></text:span><text:span text:style-name="T9">6</text:span></text:p>
          <text:p text:style-name="P25"><text:span text:style-name="T3">2.1 Product Perspective<text:tab/></text:span><text:span text:style-name="T11">6</text:span></text:p>
          <text:p text:style-name="P26"><text:span text:style-name="T4">2.1.1 System Interfaces<text:tab/></text:span><text:span text:style-name="T10">6</text:span></text:p>
          <text:p text:style-name="P26"><text:span text:style-name="T4">2.1.2 Interfaces<text:tab/></text:span><text:span text:style-name="T10">6</text:span></text:p>
          <text:p text:style-name="P26"><text:span text:style-name="T4">2.1.3 Hardware Interfaces<text:tab/></text:span><text:span text:style-name="T10">7</text:span></text:p>
          <text:p text:style-name="P26"><text:span text:style-name="T4">2.1.4 Software Interfaces<text:tab/></text:span><text:span text:style-name="T10">7</text:span></text:p>
          <text:p text:style-name="P26"><text:span text:style-name="T4">2.1.5 Communications Interfaces<text:tab/></text:span><text:span text:style-name="T10">8</text:span></text:p>
          <text:p text:style-name="P26"><text:span text:style-name="T4">2.1.6 Memory Constraints<text:tab/></text:span><text:span text:style-name="T10">8</text:span></text:p>
          <text:p text:style-name="P26"><text:span text:style-name="T4">2.1.7 Operations<text:tab/></text:span><text:span text:style-name="T10">8</text:span></text:p>
          <text:p text:style-name="P26"><text:span text:style-name="T4">2.1.8 Site Adaptation Requirements<text:tab/></text:span><text:span text:style-name="T10">8</text:span></text:p>
          <text:p text:style-name="P25"><text:span text:style-name="T3">2.2 Product Functions<text:tab/></text:span><text:span text:style-name="T11">9</text:span></text:p>
          <text:p text:style-name="P25"><text:span text:style-name="T3">2.3 User Characteristics<text:tab/></text:span><text:span text:style-name="T11">9</text:span></text:p>
          <text:p text:style-name="P25"><text:span text:style-name="T3">2.4 Constraints<text:tab/></text:span><text:span text:style-name="T11">9</text:span></text:p>
          <text:p text:style-name="P25"><text:span text:style-name="T3">2.5 Assumptions and Dependencies<text:tab/></text:span><text:span text:style-name="T11">10</text:span></text:p>
          <text:p text:style-name="P25"><text:span text:style-name="T3">2.6 Apportioning of Requirements.<text:tab/></text:span><text:span text:style-name="T11">10</text:span></text:p>
          <text:p text:style-name="P24"><text:span text:style-name="T2">3. Specific Requirements<text:tab/></text:span><text:span text:style-name="T9">10</text:span></text:p>
          <text:p text:style-name="P25"><text:span text:style-name="T3">3.1 External Interfaces<text:tab/></text:span><text:span text:style-name="T11">11</text:span></text:p>
          <text:p text:style-name="P25"><text:span text:style-name="T3">3.2 Functions<text:tab/></text:span><text:span text:style-name="T11">12</text:span></text:p>
          <text:p text:style-name="P25"><text:span text:style-name="T3">3.3 Performance Requirements<text:tab/></text:span><text:span text:style-name="T11">12</text:span></text:p>
          <text:p text:style-name="P25"><text:span text:style-name="T3">3.4 Logical Database Requirements<text:tab/></text:span><text:span text:style-name="T11">13</text:span></text:p>
          <text:p text:style-name="P25"><text:span text:style-name="T3">3.5 Design Constraints<text:tab/></text:span><text:span text:style-name="T11">13</text:span></text:p>
          <text:p text:style-name="P26"><text:span text:style-name="T4">3.5.1 Standards Compliance<text:tab/></text:span><text:span text:style-name="T10">13</text:span></text:p>
          <text:p text:style-name="P25"><text:span text:style-name="T3">3.6 Software System Attributes<text:tab/></text:span><text:span text:style-name="T11">13</text:span></text:p>
          <text:p text:style-name="P26"><text:span text:style-name="T4">3.6.1 Reliability<text:tab/></text:span><text:span text:style-name="T10">14</text:span></text:p>
          <text:p text:style-name="P26"><text:span text:style-name="T4">3.6.2 Availability<text:tab/></text:span><text:span text:style-name="T10">14</text:span></text:p>
          <text:p text:style-name="P26"><text:span text:style-name="T4">3.6.3 Security<text:tab/></text:span><text:span text:style-name="T10">14</text:span></text:p>
          <text:p text:style-name="P26"><text:span text:style-name="T4">3.6.4 Maintainability<text:tab/></text:span><text:span text:style-name="T10">14</text:span></text:p>
          <text:p text:style-name="P26"><text:span text:style-name="T4">3.6.5 Portability<text:tab/></text:span><text:span text:style-name="T10">14</text:span></text:p>
          <text:p text:style-name="P25"><text:span text:style-name="T3">3.7 Organizing the Specific Requirements<text:tab/></text:span><text:span text:style-name="T11">15</text:span></text:p>
          <text:p text:style-name="P26"><text:span text:style-name="T4">3.7.1 System Mode<text:tab/></text:span><text:span text:style-name="T10">16</text:span></text:p>
          <text:p text:style-name="P26"><text:span text:style-name="T4">3.7.2 User Class<text:tab/></text:span><text:span text:style-name="T10">16</text:span></text:p>
          <text:p text:style-name="P26"><text:span text:style-name="T4">3.7.3 Objects<text:tab/></text:span><text:span text:style-name="T10">16</text:span></text:p>
          <text:p text:style-name="P26"><text:span text:style-name="T4">3.7.4 Feature<text:tab/></text:span><text:span text:style-name="T10">16</text:span></text:p>
          <text:p text:style-name="P26"><text:span text:style-name="T4">3.7.5 Stimulus<text:tab/></text:span><text:span text:style-name="T10">16</text:span></text:p>
          <text:p text:style-name="P26"><text:span text:style-name="T4">3. 7.6 Response<text:tab/></text:span><text:span text:style-name="T10">16</text:span></text:p>
          <text:p text:style-name="P26"><text:soft-page-break/><text:span text:style-name="T4">3.7.7 Functional Hierarchy<text:tab/></text:span><text:span text:style-name="T10">16</text:span></text:p>
          <text:p text:style-name="P25"><text:span text:style-name="T3">3.8 Additional Comments<text:tab/></text:span><text:span text:style-name="T11">17</text:span></text:p>
          <text:p text:style-name="P24"><text:span text:style-name="T2">4. Change Management Process<text:tab/></text:span><text:span text:style-name="T9">17</text:span></text:p>
          <text:p text:style-name="P24"><text:span text:style-name="T2">5. Document Approvals<text:tab/></text:span><text:span text:style-name="T9">17</text:span></text:p>
          <text:p text:style-name="P24"><text:span text:style-name="T2">6. Supporting Information<text:tab/></text:span><text:span text:style-name="T9">17</text:span></text:p>
        </text:index-body>
      </text:table-of-content>
      <text:p text:style-name="P12"/>
      <text:p text:style-name="P13"/>
      <text:p text:style-name="P22"/>
      <text:list xml:id="list802140576" text:style-name="WWNum6">
        <text:list-item>
          <text:p text:style-name="P66"><text:bookmark text:name="_gjdgxs"/>1. <text:s/>Introduction <text:s/></text:p>
        </text:list-item>
      </text:list>
      <text:p text:style-name="P7">Il committente ha richiesto un software che dato un ipv4 con la sua subnet mask in notazione CIDR, riceva a video:</text:p>
      <text:list xml:id="list851254101" text:style-name="WWNum4">
        <text:list-item>
          <text:p text:style-name="P75">Network address in decimale e binario.</text:p>
        </text:list-item>
        <text:list-item>
          <text:p text:style-name="P75">Broadcast address in decimale e binario.</text:p>
        </text:list-item>
        <text:list-item>
          <text:p text:style-name="P75">L’ipv4 dato in input in binario.</text:p>
        </text:list-item>
        <text:list-item>
          <text:p text:style-name="P75">Gli host massimi che può avere quella rete.</text:p>
        </text:list-item>
        <text:list-item>
          <text:p text:style-name="P75">La wild card.</text:p>
        </text:list-item>
        <text:list-item>
          <text:p text:style-name="P75">La classe di indirizzo, se possibile identificarla.</text:p>
        </text:list-item>
      </text:list>
      <text:p text:style-name="P7">Inoltre il committente desidera avere la possibilità di effettuare subnetting e supernetting dando in input solamente la nuova subnet mask, in notazione CIDR.</text:p>
      <text:list xml:id="list103822574981318" text:continue-list="list802140576" text:style-name="WWNum6">
        <text:list-item>
          <text:list>
            <text:list-item>
              <text:p text:style-name="P67"><text:bookmark text:name="_30j0zll"/>1.1 <text:s/>Purpose <text:s/><text:line-break/>N/A</text:p>
            </text:list-item>
            <text:list-item>
              <text:p text:style-name="P67"><text:bookmark text:name="_1fob9te"/>1.2 <text:s/>Scope</text:p>
            </text:list-item>
          </text:list>
        </text:list-item>
      </text:list>
      <text:p text:style-name="P7">N/A</text:p>
      <text:list xml:id="list103824304386105" text:continue-numbering="true" text:style-name="WWNum6">
        <text:list-item>
          <text:list>
            <text:list-item>
              <text:p text:style-name="P67"><text:bookmark text:name="_3znysh7"/>1.3 <text:s/>Definitions, Acronyms, and Abbreviations. <text:s/></text:p>
            </text:list-item>
          </text:list>
        </text:list-item>
      </text:list>
      <text:list xml:id="list103823273265079" text:continue-list="list851254101" text:style-name="WWNum4">
        <text:list-item>
          <text:p text:style-name="P74"><text:span text:style-name="T13">CIDR:</text:span><text:span text:style-name="T12"> Classless Inter Domain Routing.</text:span></text:p>
        </text:list-item>
      </text:list>
      <text:list xml:id="list103822851780812" text:continue-list="list103824304386105" text:style-name="WWNum6">
        <text:list-item>
          <text:list>
            <text:list-item>
              <text:p text:style-name="P67"><text:bookmark text:name="_2et92p0"/>1.4 <text:s/>References <text:s/></text:p>
            </text:list-item>
          </text:list>
        </text:list-item>
      </text:list>
      <text:p text:style-name="P7">N/A</text:p>
      <text:list xml:id="list103823767846522" text:continue-numbering="true" text:style-name="WWNum6">
        <text:list-item>
          <text:list>
            <text:list-item>
              <text:p text:style-name="P73"><text:bookmark text:name="_tyjcwt"/>1.5 <text:s/>Overview <text:s/></text:p>
            </text:list-item>
          </text:list>
        </text:list-item>
      </text:list>
      <text:p text:style-name="P7">N/A</text:p>
      <text:list xml:id="list103822654888057" text:continue-numbering="true" text:style-name="WWNum6">
        <text:list-item>
          <text:p text:style-name="P66"><text:bookmark text:name="_3dy6vkm"/>2. <text:s/>The Overall Description <text:s/></text:p>
        </text:list-item>
      </text:list>
      <text:p text:style-name="P7">Dalla richiesta del committente si è potuto comprendere il fatto che vuole un software in grado di estrarre delle informazioni da un ipv4 con la sua corrispettiva subnet mask in notazione CIDR. Inoltre l’utente deve avere la possibilità di effettuare un subnetting o supernetting, dando come input solamente la nuova subnet mask. Nel caso del subnetting l’utente vuole avere tutte le informazioni richieste su tutte le possibili sottoreti possibili.</text:p>
      <text:list xml:id="list103824070733778" text:continue-numbering="true" text:style-name="WWNum6">
        <text:list-item>
          <text:list>
            <text:list-item>
              <text:p text:style-name="P67"><text:bookmark text:name="_1t3h5sf"/>2.1 <text:s/>Product Perspective <text:s/></text:p>
            </text:list-item>
          </text:list>
        </text:list-item>
      </text:list>
      <text:p text:style-name="P76">N/A</text:p>
      <text:p text:style-name="P12"/>
      <text:list xml:id="list103824177579448" text:continue-numbering="true" text:style-name="WWNum6">
        <text:list-item>
          <text:list>
            <text:list-item>
              <text:list>
                <text:list-item>
                  <text:p text:style-name="P69"><text:bookmark text:name="_4d34og8"/>2.1.1 System Interfaces</text:p>
                </text:list-item>
              </text:list>
            </text:list-item>
          </text:list>
        </text:list-item>
      </text:list>
      <text:p text:style-name="P77">N/A</text:p>
      <text:list xml:id="list103823193701557" text:continue-numbering="true" text:style-name="WWNum6">
        <text:list-item>
          <text:list>
            <text:list-item>
              <text:list>
                <text:list-item>
                  <text:p text:style-name="P70"/>
                </text:list-item>
                <text:list-item>
                  <text:p text:style-name="P69"><text:bookmark text:name="_2s8eyo1"/>2.1.2 Interfaces</text:p>
                </text:list-item>
              </text:list>
            </text:list-item>
          </text:list>
        </text:list-item>
      </text:list>
      <text:p text:style-name="P77">L’interfaccia del software è CLI.</text:p>
      <text:p text:style-name="P28"/>
      <text:list xml:id="list103823785381489" text:continue-numbering="true" text:style-name="WWNum6">
        <text:list-item>
          <text:list>
            <text:list-item>
              <text:list>
                <text:list-item>
                  <text:p text:style-name="P69"><text:bookmark text:name="_17dp8vu"/>2.1.3 Hardware Interfaces</text:p>
                </text:list-item>
                <text:list-item>
                  <text:p text:style-name="P70"/>
                </text:list-item>
                <text:list-item>
                  <text:p text:style-name="P71"/>
                </text:list-item>
                <text:list-item>
                  <text:p text:style-name="P71"/>
                </text:list-item>
                <text:list-item>
                  <text:p text:style-name="P69"><text:bookmark text:name="_3rdcrjn"/><text:soft-page-break/>2.1.4 Software Interfaces</text:p>
                </text:list-item>
              </text:list>
            </text:list-item>
          </text:list>
        </text:list-item>
      </text:list>
      <text:p text:style-name="P14">N/A</text:p>
      <text:p text:style-name="P29"><text:s/></text:p>
      <text:list xml:id="list103822619314309" text:continue-numbering="true" text:style-name="WWNum6">
        <text:list-item>
          <text:list>
            <text:list-item>
              <text:list>
                <text:list-item>
                  <text:p text:style-name="P69"><text:bookmark text:name="_26in1rg"/>2.1.5 Communications Interfaces</text:p>
                </text:list-item>
              </text:list>
            </text:list-item>
          </text:list>
        </text:list-item>
      </text:list>
      <text:p text:style-name="P77">N/A</text:p>
      <text:p text:style-name="P14"/>
      <text:list xml:id="list103824289364563" text:continue-numbering="true" text:style-name="WWNum6">
        <text:list-item>
          <text:list>
            <text:list-item>
              <text:list>
                <text:list-item>
                  <text:p text:style-name="P69"><text:bookmark text:name="_lnxbz9"/>2.1.6 Memory Constraints</text:p>
                </text:list-item>
              </text:list>
            </text:list-item>
          </text:list>
        </text:list-item>
      </text:list>
      <text:p text:style-name="P77">N/A</text:p>
      <text:p text:style-name="P14"/>
      <text:list xml:id="list103822645335823" text:continue-numbering="true" text:style-name="WWNum6">
        <text:list-item>
          <text:list>
            <text:list-item>
              <text:list>
                <text:list-item>
                  <text:p text:style-name="P69"><text:bookmark text:name="_35nkun2"/>2.1.7 Operations</text:p>
                </text:list-item>
              </text:list>
            </text:list-item>
          </text:list>
        </text:list-item>
      </text:list>
      <text:p text:style-name="P7">N/A</text:p>
      <text:list xml:id="list103824085540555" text:continue-numbering="true" text:style-name="WWNum6">
        <text:list-item>
          <text:list>
            <text:list-item>
              <text:list>
                <text:list-item>
                  <text:p text:style-name="P69"><text:bookmark text:name="_1ksv4uv"/>2.1.8 Site Adaptation Requirements</text:p>
                </text:list-item>
              </text:list>
            </text:list-item>
          </text:list>
        </text:list-item>
      </text:list>
      <text:p text:style-name="P7">N/A</text:p>
      <text:list xml:id="list103823546394165" text:continue-numbering="true" text:style-name="WWNum6">
        <text:list-item>
          <text:list>
            <text:list-item>
              <text:p text:style-name="P67"><text:bookmark text:name="_44sinio"/>2.2 <text:s/>Product Functions</text:p>
            </text:list-item>
          </text:list>
        </text:list-item>
      </text:list>
      <text:p text:style-name="P7">N/A</text:p>
      <text:list xml:id="list103824132592751" text:continue-numbering="true" text:style-name="WWNum6">
        <text:list-item>
          <text:list>
            <text:list-item>
              <text:p text:style-name="P67"><text:bookmark text:name="_2jxsxqh"/>2.3 <text:s/>User Characteristics</text:p>
            </text:list-item>
          </text:list>
        </text:list-item>
      </text:list>
      <text:p text:style-name="P76">Il software è rivolto ad un pubblico con una conoscenza base di una CLI di sistemi operativi basati su linux e Windows. La macchina su cui dovrà essere eseguito il software dovrà avere installata la versione di <text:s/>python 3.*.* versioni non comprese in questo range non assicurano il corretto funzionamento del software in quanto alcune entità native o librerie di python non sono supportate.</text:p>
      <text:p text:style-name="P15"/>
      <text:list xml:id="list103823492434031" text:continue-numbering="true" text:style-name="WWNum6">
        <text:list-item>
          <text:list>
            <text:list-item>
              <text:p text:style-name="P67"><text:bookmark text:name="_z337ya"/>2.4 <text:s/>Constraints <text:s/></text:p>
            </text:list-item>
          </text:list>
        </text:list-item>
      </text:list>
      <text:p text:style-name="P76">N/A</text:p>
      <text:list xml:id="list103823675770886" text:continue-numbering="true" text:style-name="WWNum6">
        <text:list-item>
          <text:list>
            <text:list-item>
              <text:p text:style-name="P67">2.5 Assumptions and Dependencies</text:p>
            </text:list-item>
          </text:list>
        </text:list-item>
      </text:list>
      <text:p text:style-name="P76">N/A</text:p>
      <text:list xml:id="list103823202595356" text:continue-numbering="true" text:style-name="WWNum6">
        <text:list-item>
          <text:list>
            <text:list-item>
              <text:p text:style-name="P67"><text:bookmark text:name="_3j2qqm3"/>2.6 Apportioning of Requirements.</text:p>
            </text:list-item>
          </text:list>
        </text:list-item>
      </text:list>
      <text:p text:style-name="P76">N/A</text:p>
      <text:p text:style-name="P12"/>
      <text:list xml:id="list103824207631860" text:continue-numbering="true" text:style-name="WWNum6">
        <text:list-item>
          <text:p text:style-name="P66"><text:bookmark text:name="_1y810tw"/>3. <text:s/>Specific Requirements <text:s/></text:p>
        </text:list-item>
      </text:list>
      <text:p text:style-name="P12"/>
      <text:p text:style-name="P15">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15"/>
      <text:list xml:id="list223958462" text:style-name="WWNum8">
        <text:list-item>
          <text:p text:style-name="P78">Specific requirements should be stated with all the characteristics of a good SRS</text:p>
        </text:list-item>
      </text:list>
      <text:list xml:id="list3008773193" text:style-name="WWNum20">
        <text:list-item>
          <text:p text:style-name="P79">correct</text:p>
        </text:list-item>
        <text:list-item>
          <text:p text:style-name="P79">unambiguous</text:p>
        </text:list-item>
        <text:list-item>
          <text:p text:style-name="P79">complete</text:p>
        </text:list-item>
        <text:list-item>
          <text:p text:style-name="P79">consistent</text:p>
        </text:list-item>
        <text:list-item>
          <text:p text:style-name="P79"><text:soft-page-break/>ranked for importance and/or stability</text:p>
        </text:list-item>
        <text:list-item>
          <text:p text:style-name="P79">verifiable</text:p>
        </text:list-item>
        <text:list-item>
          <text:p text:style-name="P79">modifiable</text:p>
        </text:list-item>
        <text:list-item>
          <text:p text:style-name="P79">traceable</text:p>
        </text:list-item>
      </text:list>
      <text:list xml:id="list103822349735460" text:continue-list="list223958462" text:style-name="WWNum8">
        <text:list-item>
          <text:p text:style-name="P78">Specific requirements should be cross-referenced to earlier documents that relate</text:p>
        </text:list-item>
        <text:list-item>
          <text:p text:style-name="P78">All requirements should be uniquely identifiable (usually via numbering like 3.1.2.3)</text:p>
        </text:list-item>
        <text:list-item>
          <text:p text:style-name="P78">Careful attention should be given to organizing the requirements to maximize readability (Several alternative organizations are given at end of document)</text:p>
        </text:list-item>
      </text:list>
      <text:p text:style-name="P15"/>
      <text:p text:style-name="P15">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15"/>
      <text:p text:style-name="P15">Remember this is not design. <text:s/>Do not require specific software packages, etc unless the customer specifically requires them. <text:s/>Avoid over-constraining your design. <text:s/>Use proper terminology:</text:p>
      <text:p text:style-name="P15">The system shall… <text:s/>A required, must have feature</text:p>
      <text:p text:style-name="P15">The system should… A desired feature, but may be deferred til later</text:p>
      <text:p text:style-name="P15">The system may… <text:s text:c="2"/>An optional, nice-to-have feature that may never make it to implementation.</text:p>
      <text:p text:style-name="P15"/>
      <text:p text:style-name="P15">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15"/>
      <text:p text:style-name="P15">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p>
      <text:list xml:id="list103822599081689" text:continue-list="list103824207631860" text:style-name="WWNum6">
        <text:list-item>
          <text:list>
            <text:list-item>
              <text:p text:style-name="P68"/>
            </text:list-item>
            <text:list-item>
              <text:p text:style-name="P67"><text:bookmark text:name="_4i7ojhp"/>3.1 External Interfaces</text:p>
            </text:list-item>
          </text:list>
        </text:list-item>
      </text:list>
      <text:p text:style-name="P12"/>
      <text:p text:style-name="P15">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15"/>
      <text:p text:style-name="P15">It contains both content and format as follows:</text:p>
      <text:p text:style-name="P15"/>
      <text:list xml:id="list103823326529770" text:continue-list="list3008773193" text:style-name="WWNum20">
        <text:list-item>
          <text:p text:style-name="P79">Name of item</text:p>
        </text:list-item>
        <text:list-item>
          <text:p text:style-name="P79">Description of purpose</text:p>
        </text:list-item>
        <text:list-item>
          <text:p text:style-name="P79">Source of input or destination of output</text:p>
        </text:list-item>
        <text:list-item>
          <text:p text:style-name="P79">Valid range, accuracy and/or tolerance</text:p>
        </text:list-item>
        <text:list-item>
          <text:p text:style-name="P79">Units of measure</text:p>
        </text:list-item>
        <text:list-item>
          <text:p text:style-name="P79"><text:soft-page-break/>Timing</text:p>
        </text:list-item>
        <text:list-item>
          <text:p text:style-name="P79">Relationships to other inputs/outputs</text:p>
        </text:list-item>
        <text:list-item>
          <text:p text:style-name="P79">Screen formats/organization</text:p>
        </text:list-item>
        <text:list-item>
          <text:p text:style-name="P79">Window formats/organization</text:p>
        </text:list-item>
        <text:list-item>
          <text:p text:style-name="P79">Data formats</text:p>
        </text:list-item>
        <text:list-item>
          <text:p text:style-name="P79">Command formats</text:p>
        </text:list-item>
        <text:list-item>
          <text:p text:style-name="P79">End messages</text:p>
        </text:list-item>
      </text:list>
      <text:p text:style-name="P15"/>
      <text:list xml:id="list103822637143966" text:continue-list="list103822599081689" text:style-name="WWNum6">
        <text:list-item>
          <text:list>
            <text:list-item>
              <text:p text:style-name="P67"><text:bookmark text:name="_2xcytpi"/>3.2 Functions</text:p>
            </text:list-item>
          </text:list>
        </text:list-item>
      </text:list>
      <text:p text:style-name="P7"/>
      <text:p text:style-name="P14">Functional requirements define the fundamental actions that must take place in the software in accepting and processing the inputs and in processing and generating the outputs. <text:s/>These are generally listed as “shall” statements starting with "The system shall… <text:s/></text:p>
      <text:p text:style-name="P14"/>
      <text:p text:style-name="P14">These include:</text:p>
      <text:p text:style-name="P14"/>
      <text:list xml:id="list103823928009639" text:continue-list="list103823326529770" text:style-name="WWNum20">
        <text:list-item>
          <text:p text:style-name="P80">Validity checks on the inputs</text:p>
        </text:list-item>
        <text:list-item>
          <text:p text:style-name="P80">Exact sequence of operations</text:p>
        </text:list-item>
        <text:list-item>
          <text:p text:style-name="P80">Responses to abnormal situation, including</text:p>
        </text:list-item>
        <text:list-item>
          <text:p text:style-name="P82">Overflow</text:p>
        </text:list-item>
        <text:list-item>
          <text:p text:style-name="P82">Communication facilities</text:p>
        </text:list-item>
        <text:list-item>
          <text:p text:style-name="P82">Error handling and recovery</text:p>
        </text:list-item>
        <text:list-item>
          <text:p text:style-name="P81">Effect of parameters</text:p>
        </text:list-item>
        <text:list-item>
          <text:p text:style-name="P81">Relationship of outputs to inputs, including</text:p>
        </text:list-item>
        <text:list-item>
          <text:p text:style-name="P82">Input/Output sequences</text:p>
        </text:list-item>
        <text:list-item>
          <text:p text:style-name="P82">Formulas for input to output conversion</text:p>
        </text:list-item>
      </text:list>
      <text:p text:style-name="P14"/>
      <text:p text:style-name="P14"/>
      <text:p text:style-name="P14">It may be appropriate to partition the functional requirements into sub-functions or sub-processes. <text:s/>This does not imply that the software design will also be partitioned that way.</text:p>
      <text:p text:style-name="P14"/>
      <text:list xml:id="list103822884273027" text:continue-list="list103822637143966" text:style-name="WWNum6">
        <text:list-item>
          <text:list>
            <text:list-item>
              <text:p text:style-name="P67"><text:bookmark text:name="_1ci93xb"/>3.3 Performance Requirements</text:p>
            </text:list-item>
          </text:list>
        </text:list-item>
      </text:list>
      <text:p text:style-name="P12"/>
      <text:p text:style-name="P15">This subsection specifies both the static and the dynamic numerical requirements placed on the software or on human interaction with the software, as a whole. <text:s/>Static numerical requirements may include:</text:p>
      <text:p text:style-name="P30"><text:tab/>(a) <text:s/>The number of terminals to be supported</text:p>
      <text:p text:style-name="P30"><text:tab/>(b) <text:s/>The number of simultaneous users to be supported</text:p>
      <text:p text:style-name="P30"><text:tab/>(c) <text:s/>Amount and type of information to be handled</text:p>
      <text:p text:style-name="P32">Static numerical requirements are sometimes identified under a separate section entitled capacity.</text:p>
      <text:p text:style-name="P32"/>
      <text:p text:style-name="P32">Dynamic numerical requirements may include, for example, the numbers of transactions and tasks and the amount of data to be processed within certain time periods for both normal and peak workload conditions.</text:p>
      <text:p text:style-name="P15"/>
      <text:p text:style-name="P15">All of these requirements should be stated in measurable terms.</text:p>
      <text:p text:style-name="P15"><text:soft-page-break/></text:p>
      <text:p text:style-name="P15">For example,</text:p>
      <text:p text:style-name="P15"/>
      <text:p text:style-name="P88">95% of the transactions shall be processed in less than 1 second</text:p>
      <text:p text:style-name="P15"/>
      <text:p text:style-name="P15"><text:s/>rather than,</text:p>
      <text:p text:style-name="P15"/>
      <text:p text:style-name="P88">An operator shall not have to wait for the transaction to complete.</text:p>
      <text:p text:style-name="P15"/>
      <text:p text:style-name="P15">(Note: <text:s/>Numerical limits applied to one specific function are normally specified as part of the processing subparagraph description of that function.)</text:p>
      <text:p text:style-name="P15"/>
      <text:p text:style-name="P35"/>
      <text:list xml:id="list103824105756821" text:continue-numbering="true" text:style-name="WWNum6">
        <text:list-item>
          <text:list>
            <text:list-item>
              <text:p text:style-name="P67"><text:bookmark text:name="_3whwml4"/>3.4 Logical Database Requirements</text:p>
            </text:list-item>
          </text:list>
        </text:list-item>
      </text:list>
      <text:p text:style-name="P7"/>
      <text:p text:style-name="P14">This section specifies the logical requirements for any information that is to be placed into a database. <text:s/>This may include:</text:p>
      <text:p text:style-name="P14"/>
      <text:list xml:id="list103823799724913" text:continue-list="list103823928009639" text:style-name="WWNum20">
        <text:list-item>
          <text:p text:style-name="P80">Types of information used by various functions</text:p>
        </text:list-item>
        <text:list-item>
          <text:p text:style-name="P80">Frequency of use</text:p>
        </text:list-item>
        <text:list-item>
          <text:p text:style-name="P80">Accessing capabilities</text:p>
        </text:list-item>
        <text:list-item>
          <text:p text:style-name="P80">Data entities and their relationships</text:p>
        </text:list-item>
        <text:list-item>
          <text:p text:style-name="P80">Integrity constraints</text:p>
        </text:list-item>
        <text:list-item>
          <text:p text:style-name="P80">Data retention requirements</text:p>
        </text:list-item>
      </text:list>
      <text:p text:style-name="P14"/>
      <text:p text:style-name="P14">If the customer provided you with data models, those can be presented here. <text:s/>ER diagrams (or static class diagrams) can be useful here to show complex data relationships. <text:s/>Remember a diagram is worth a thousand words of confusing text.</text:p>
      <text:p text:style-name="P36"/>
      <text:list xml:id="list103823756517858" text:continue-list="list103824105756821" text:style-name="WWNum6">
        <text:list-item>
          <text:list>
            <text:list-item>
              <text:p text:style-name="P67"><text:bookmark text:name="_2bn6wsx"/>3.5 Design Constraints</text:p>
            </text:list-item>
          </text:list>
        </text:list-item>
      </text:list>
      <text:p text:style-name="P12"/>
      <text:p text:style-name="P15">Specify design constraints that can be imposed by other standards, hardware limitations, etc.</text:p>
      <text:p text:style-name="P15"/>
      <text:list xml:id="list103824056190252" text:continue-numbering="true" text:style-name="WWNum6">
        <text:list-item>
          <text:list>
            <text:list-item>
              <text:list>
                <text:list-item>
                  <text:p text:style-name="P69"><text:bookmark text:name="_qsh70q"/>3.5.1 <text:s/>Standards Compliance <text:s/></text:p>
                </text:list-item>
              </text:list>
            </text:list-item>
          </text:list>
        </text:list-item>
      </text:list>
      <text:p text:style-name="P12"/>
      <text:p text:style-name="P15">Specify the requirements derived from existing standards or regulations. <text:s/>They might include:</text:p>
      <text:p text:style-name="P30">(1) <text:s/>Report format</text:p>
      <text:p text:style-name="P30">(2) <text:s/>Data naming</text:p>
      <text:p text:style-name="P30">(3) <text:s/>Accounting procedures</text:p>
      <text:p text:style-name="P30">(4) <text:s/>Audit Tracing</text:p>
      <text:p text:style-name="P33"/>
      <text:p text:style-name="P33">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36"><text:soft-page-break/></text:p>
      <text:list xml:id="list103824003650699" text:continue-numbering="true" text:style-name="WWNum6">
        <text:list-item>
          <text:list>
            <text:list-item>
              <text:p text:style-name="P67"><text:bookmark text:name="_3as4poj"/>3.6 Software System Attributes</text:p>
            </text:list-item>
          </text:list>
        </text:list-item>
      </text:list>
      <text:p text:style-name="P7"/>
      <text:p text:style-name="P15">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text:p>
      <text:p text:style-name="P15"/>
      <text:p text:style-name="P15">These are characteristics the system must possess, but that pervade (or cross-cut) the design. <text:s/>These requirements have to be testable just like the functional requirements. <text:s/>Its easy to start philosophizing here, but keep it specific.</text:p>
      <text:p text:style-name="P15"/>
      <text:list xml:id="list103822339047082" text:continue-numbering="true" text:style-name="WWNum6">
        <text:list-item>
          <text:list>
            <text:list-item>
              <text:list>
                <text:list-item>
                  <text:p text:style-name="P69"><text:bookmark text:name="_1pxezwc"/>3.6.1 Reliability</text:p>
                </text:list-item>
              </text:list>
            </text:list-item>
          </text:list>
        </text:list-item>
      </text:list>
      <text:p text:style-name="P7"><office:annotation office:name="__Annotation__517_460768724" loext:resolved="false"><dc:creator>Ignazio Sperandeo</dc:creator><dc:date>2024-02-29T23:16:06</dc:date><text:p>Scritti i test, non previsti test per supernetting e subnetting in quanto sono già presenti nei test precedenti.</text:p><text:p/><text:p>Ignazio Leonardo Calogero Sperandeo.</text:p></office:annotation>Test da eseguire:<office:annotation-end office:name="__Annotation__517_460768724"/></text:p>
      <text:p text:style-name="P27"><text:span text:style-name="T15">CONVERSIONE IPv4 da decimale a binario:</text:span><text:line-break/><text:tab/>Input: 192.168.1.0/24 Output: <text:bookmark-start text:name="__DdeLink__1603_460768724"/>11000000.1001000.0000001.00000000<text:bookmark-end text:name="__DdeLink__1603_460768724"/><text:line-break/><text:tab/>Input: 210.47.206.46/19 Output: 11010010.00101111.11001110.00101110<text:line-break/><text:tab/>Input: 410.5.0.1/-3 Output: INPUT NON VALIDO<text:line-break/><text:tab/>Input: 192.167.1.78/-10 Output: INPUT NON VALIDO</text:p>
      <text:p text:style-name="P34">Input: 192.170.3000.1/13 Output: INPUT NON VALIDO</text:p>
      <text:p text:style-name="P62">CONVERSIONE network address da decimale a binario:</text:p>
      <text:p text:style-name="P7"><text:tab/>Input: <text:bookmark-start text:name="__DdeLink__1635_460768724"/>192.168.1.0/24<text:bookmark-end text:name="__DdeLink__1635_460768724"/> Output: 11000000.1001000.00000001.00000000<text:line-break/><text:tab/>Input: <text:bookmark-start text:name="__DdeLink__1650_460768724"/>210.47.206.46/19<text:bookmark-end text:name="__DdeLink__1650_460768724"/> Output: 11010010.00101111.1100000.00000000<text:tab/><text:line-break/><text:tab/>Input: 410.5.0.1/-3 Output: INPUT NON VALIDO<text:line-break/><text:tab/>Input: 192.167.1.78/-10 Output: INPUT NON VALIDO</text:p>
      <text:p text:style-name="P7"><text:tab/>Input: 192.170.30.1/13 Output: 11000000.10101000.00000000.00000000</text:p>
      <text:p text:style-name="P62">CONVERSIONE broadcast address da decimale a binario:</text:p>
      <text:p text:style-name="P7"><text:tab/>Input: 192.168.1.0/24 Output: 11000000.1001000.00000001.11111111<text:line-break/><text:tab/>Input: 210.47.206.46/19 Output: 11010010.00101111.1111111.11111111<text:line-break/><text:tab/>Input: 410.5.0.1/-3 Output: INPUT NON VALIDO<text:line-break/><text:tab/>Input: <text:bookmark-start text:name="__DdeLink__1792_460768724"/>255.255.255.255/10<text:bookmark-end text:name="__DdeLink__1792_460768724"/> Output: 11111111.11111111.11111111.11111111</text:p>
      <text:p text:style-name="P7"><text:tab/>Input: 192.170.30.1/13 Output: 11000000.10101111.11111111.11111111</text:p>
      <text:p text:style-name="P62">CONVERSIONE wild card da decimale a binario:</text:p>
      <text:p text:style-name="P7"><text:tab/>Input: <text:bookmark-start text:name="__DdeLink__1807_460768724"/>97.56.88.1/13<text:bookmark-end text:name="__DdeLink__1807_460768724"/> Output: 00000000.00000111.11111111.11111111<text:line-break/><text:tab/>Input <text:bookmark-start text:name="__DdeLink__1809_460768724"/>45.78.1.67/24<text:bookmark-end text:name="__DdeLink__1809_460768724"/> Output: 00000000.00000000.00000000.11111111<text:line-break/><text:tab/>Input: <text:bookmark-start text:name="__DdeLink__1811_460768724"/>76.55.120.4/33<text:bookmark-end text:name="__DdeLink__1811_460768724"/> Output: INPUT NON VALIDO<text:line-break/><text:tab/>Input: <text:bookmark-start text:name="__DdeLink__1813_460768724"/>55.340.1.5/1<text:bookmark-end text:name="__DdeLink__1813_460768724"/> Output: INPUT NON VALIDO</text:p>
      <text:p text:style-name="P7"><text:tab/>Input: <text:bookmark-start text:name="__DdeLink__1815_460768724"/>192.168.1.0/20 <text:bookmark-end text:name="__DdeLink__1815_460768724"/>Output: 00000000.00000000.00001111.11111111<text:line-break/><text:span text:style-name="T15">TEST sulla classe dell’indirizzo:</text:span></text:p>
      <text:p text:style-name="P7"><text:tab/>Input: 192.168.1.0/24 Output: C</text:p>
      <text:p text:style-name="P7"><text:tab/>Input: 10.0.0.1/<text:span text:style-name="T16">8</text:span> Output: A<text:line-break/><text:tab/>Input: 173.6.56.88/16 Output: B<text:line-break/><text:tab/>Input: 23.11.65.88/11 Output: None<text:line-break/><text:tab/>Input: 55.123.200.1/31 Output: None</text:p>
      <text:p text:style-name="P7"/>
      <text:p text:style-name="P7"/>
      <text:list xml:id="list103822837615795" text:continue-numbering="true" text:style-name="WWNum6">
        <text:list-item>
          <text:list>
            <text:list-item>
              <text:list>
                <text:list-item>
                  <text:p text:style-name="P69"><text:bookmark text:name="_49x2ik5"/>3.6.2 Availability</text:p>
                </text:list-item>
              </text:list>
            </text:list-item>
          </text:list>
        </text:list-item>
      </text:list>
      <text:p text:style-name="P7"/>
      <text:p text:style-name="P14"><text:soft-page-break/>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p>
      <text:p text:style-name="P37"/>
      <text:list xml:id="list103822309700457" text:continue-numbering="true" text:style-name="WWNum6">
        <text:list-item>
          <text:list>
            <text:list-item>
              <text:list>
                <text:list-item>
                  <text:p text:style-name="P69"><text:bookmark text:name="_2p2csry"/>3.6.3 Security</text:p>
                </text:list-item>
              </text:list>
            </text:list-item>
          </text:list>
        </text:list-item>
      </text:list>
      <text:p text:style-name="P7"/>
      <text:p text:style-name="P14">Specify the factors that would protect the software from accidental or malicious access, use, modification, destruction, or disclosure. <text:s/>Specific requirements in this area could include the need to:</text:p>
      <text:list xml:id="list103823165645536" text:continue-list="list103823799724913" text:style-name="WWNum20">
        <text:list-item>
          <text:p text:style-name="P80">Utilize certain cryptographic techniques</text:p>
        </text:list-item>
        <text:list-item>
          <text:p text:style-name="P80">Keep specific log or history data sets</text:p>
        </text:list-item>
        <text:list-item>
          <text:p text:style-name="P80">Assign certain functions to different modules</text:p>
        </text:list-item>
        <text:list-item>
          <text:p text:style-name="P80">Restrict communications between some areas of the program</text:p>
        </text:list-item>
        <text:list-item>
          <text:p text:style-name="P80">Check data integrity for critical variables</text:p>
        </text:list-item>
      </text:list>
      <text:list xml:id="list103822680275888" text:continue-list="list103822309700457" text:style-name="WWNum6">
        <text:list-item>
          <text:list>
            <text:list-item>
              <text:list>
                <text:list-item>
                  <text:p text:style-name="P72"/>
                </text:list-item>
                <text:list-item>
                  <text:p text:style-name="P69"><text:bookmark text:name="_147n2zr"/>3.6.4 Maintainability</text:p>
                </text:list-item>
              </text:list>
            </text:list-item>
          </text:list>
        </text:list-item>
      </text:list>
      <text:p text:style-name="P7"/>
      <text:p text:style-name="P14">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14"/>
      <text:list xml:id="list103823905226534" text:continue-numbering="true" text:style-name="WWNum6">
        <text:list-item>
          <text:list>
            <text:list-item>
              <text:list>
                <text:list-item>
                  <text:p text:style-name="P69"><text:bookmark text:name="_3o7alnk"/>3.6.5 Portability</text:p>
                </text:list-item>
              </text:list>
            </text:list-item>
          </text:list>
        </text:list-item>
      </text:list>
      <text:p text:style-name="P12"/>
      <text:p text:style-name="P15">Specify attributes of software that relate to the ease of porting the software to other host machines and/or operating systems. <text:s/>This may include:</text:p>
      <text:list xml:id="list103822947200851" text:continue-list="list103823165645536" text:style-name="WWNum20">
        <text:list-item>
          <text:p text:style-name="P79">Percentage of components with host-dependent code</text:p>
        </text:list-item>
        <text:list-item>
          <text:p text:style-name="P79">Percentage of code that is host dependent</text:p>
        </text:list-item>
        <text:list-item>
          <text:p text:style-name="P79">Use of a proven portable language</text:p>
        </text:list-item>
        <text:list-item>
          <text:p text:style-name="P79">Use of a particular compiler or language subset</text:p>
        </text:list-item>
        <text:list-item>
          <text:p text:style-name="P79">Use of a particular operating system</text:p>
        </text:list-item>
      </text:list>
      <text:p text:style-name="P15"/>
      <text:p text:style-name="P16">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16"/>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D" table:number-columns-repeated="2"/>
        <table:table-column table:style-name="Table1.G"/>
        <table:table-column table:style-name="Table1.K"/>
        <table:table-column table:style-name="Table1.D"/>
        <table:table-column table:style-name="Table1.M"/>
        <table:table-column table:style-name="Table1.N"/>
        <table:table-column table:style-name="Table1.O"/>
        <table:table-row table:style-name="Table1.1">
          <table:table-cell table:style-name="Table1.A1" office:value-type="string">
            <text:p text:style-name="P63">ID</text:p>
          </table:table-cell>
          <table:table-cell table:style-name="Table1.A1" office:value-type="string">
            <text:p text:style-name="P89"><text:s text:c="3"/>Characteristic</text:p>
          </table:table-cell>
          <table:table-cell table:style-name="Table1.A1" office:value-type="string">
            <text:p text:style-name="P90">H/M/L</text:p>
          </table:table-cell>
          <table:table-cell table:style-name="Table1.A1" office:value-type="string">
            <text:p text:style-name="P60">1</text:p>
          </table:table-cell>
          <table:table-cell table:style-name="Table1.A1" office:value-type="string">
            <text:p text:style-name="P60">2</text:p>
          </table:table-cell>
          <table:table-cell table:style-name="Table1.A1" office:value-type="string">
            <text:p text:style-name="P60">3</text:p>
          </table:table-cell>
          <table:table-cell table:style-name="Table1.A1" office:value-type="string">
            <text:p text:style-name="P60">4</text:p>
          </table:table-cell>
          <table:table-cell table:style-name="Table1.A1" office:value-type="string">
            <text:p text:style-name="P60">5</text:p>
          </table:table-cell>
          <table:table-cell table:style-name="Table1.A1" office:value-type="string">
            <text:p text:style-name="P60">6</text:p>
          </table:table-cell>
          <table:table-cell table:style-name="Table1.A1" office:value-type="string">
            <text:p text:style-name="P60">7</text:p>
          </table:table-cell>
          <table:table-cell table:style-name="Table1.A1" office:value-type="string">
            <text:p text:style-name="P60">8</text:p>
          </table:table-cell>
          <table:table-cell table:style-name="Table1.A1" office:value-type="string">
            <text:p text:style-name="P60">9</text:p>
          </table:table-cell>
          <table:table-cell table:style-name="Table1.A1" office:value-type="string">
            <text:p text:style-name="P64">10</text:p>
          </table:table-cell>
          <table:table-cell table:style-name="Table1.A1" office:value-type="string">
            <text:p text:style-name="P64">11</text:p>
          </table:table-cell>
          <table:table-cell table:style-name="Table1.O1" office:value-type="string">
            <text:p text:style-name="P64">12</text:p>
          </table:table-cell>
        </table:table-row>
        <table:table-row table:style-name="Table1.1">
          <table:table-cell table:style-name="Table1.A1" office:value-type="string">
            <text:p text:style-name="P20">1</text:p>
          </table:table-cell>
          <table:table-cell table:style-name="Table1.A1" office:value-type="string">
            <text:p text:style-name="P39">Correctness</text:p>
          </table:table-cell>
          <table:table-cell table:style-name="Table1.A1" office:value-type="string">
            <text:p text:style-name="P39"/>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8"/>
          </table:table-cell>
          <table:table-cell table:style-name="Table1.A1" office:value-type="string">
            <text:p text:style-name="P18"/>
          </table:table-cell>
          <table:table-cell table:style-name="Table1.O1" office:value-type="string">
            <text:p text:style-name="P18"/>
          </table:table-cell>
        </table:table-row>
        <table:table-row table:style-name="Table1.1">
          <table:table-cell table:style-name="Table1.A1" office:value-type="string">
            <text:p text:style-name="P20">2</text:p>
          </table:table-cell>
          <table:table-cell table:style-name="Table1.A1" office:value-type="string">
            <text:p text:style-name="P39">Efficienc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ext:soft-page-break/>
        <table:table-row table:style-name="Table1.1">
          <table:table-cell table:style-name="Table1.A1" office:value-type="string">
            <text:p text:style-name="P20">3</text:p>
          </table:table-cell>
          <table:table-cell table:style-name="Table1.A1" office:value-type="string">
            <text:p text:style-name="P39">Flexi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4</text:p>
          </table:table-cell>
          <table:table-cell table:style-name="Table1.A1" office:value-type="string">
            <text:p text:style-name="P38">Integrity/Secur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5</text:p>
          </table:table-cell>
          <table:table-cell table:style-name="Table1.A1" office:value-type="string">
            <text:p text:style-name="P39">Interoper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6</text:p>
          </table:table-cell>
          <table:table-cell table:style-name="Table1.A1" office:value-type="string">
            <text:p text:style-name="P39">Maintain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7</text:p>
          </table:table-cell>
          <table:table-cell table:style-name="Table1.A1" office:value-type="string">
            <text:p text:style-name="P39">Port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8</text:p>
          </table:table-cell>
          <table:table-cell table:style-name="Table1.A1" office:value-type="string">
            <text:p text:style-name="P39">Reli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9</text:p>
          </table:table-cell>
          <table:table-cell table:style-name="Table1.A1" office:value-type="string">
            <text:p text:style-name="P39">Reus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10</text:p>
          </table:table-cell>
          <table:table-cell table:style-name="Table1.A1" office:value-type="string">
            <text:p text:style-name="P39">Test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A1"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11</text:p>
          </table:table-cell>
          <table:table-cell table:style-name="Table1.A1" office:value-type="string">
            <text:p text:style-name="P39">Us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O1" office:value-type="string">
            <text:p text:style-name="P17"/>
          </table:table-cell>
        </table:table-row>
        <table:table-row table:style-name="Table1.1">
          <table:table-cell table:style-name="Table1.A1" office:value-type="string">
            <text:p text:style-name="P20">12</text:p>
          </table:table-cell>
          <table:table-cell table:style-name="Table1.A1" office:value-type="string">
            <text:p text:style-name="P39">Availability</text:p>
          </table:table-cell>
          <table:table-cell table:style-name="Table1.A1" office:value-type="string">
            <text:p text:style-name="P39"/>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D2" office:value-type="string">
            <text:p text:style-name="P17"/>
          </table:table-cell>
          <table:table-cell table:style-name="Table1.O13" office:value-type="string">
            <text:p text:style-name="P17"/>
          </table:table-cell>
        </table:table-row>
      </table:table>
      <text:p text:style-name="P16"/>
      <text:p text:style-name="P14"/>
      <text:p text:style-name="P14"/>
      <text:p text:style-name="P14">Definitions of the quality characteristics not defined in the paragraphs above follow.</text:p>
      <text:p text:style-name="P14"/>
      <text:p text:style-name="P84">•<text:tab/>Correctness - extent to which program satisfies specifications, fulfills user’s mission objectives</text:p>
      <text:p text:style-name="P84">•<text:tab/>Efficiency - amount of computing resources and code required to perform function</text:p>
      <text:p text:style-name="P84">•<text:tab/>Flexibility - effort needed to modify operational program</text:p>
      <text:p text:style-name="P84">•<text:tab/>Interoperability - effort needed to couple one system with another</text:p>
      <text:p text:style-name="P84">•<text:tab/>Reliability - extent to which program performs with required precision</text:p>
      <text:p text:style-name="P84">•<text:tab/>Reusability - extent to which it can be reused in another application</text:p>
      <text:p text:style-name="P84">•<text:tab/>Testability - effort needed to test to ensure performs as intended</text:p>
      <text:p text:style-name="P84">•<text:tab/>Usability - effort required to learn, operate, prepare input, and interpret output</text:p>
      <text:p text:style-name="P12"/>
      <text:p text:style-name="P15">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text:p>
      <text:list xml:id="list103824372919887" text:continue-list="list103823905226534" text:style-name="WWNum6">
        <text:list-item>
          <text:list>
            <text:list-item>
              <text:p text:style-name="P67"><text:bookmark text:name="_23ckvvd"/>3.7 Organizing the Specific Requirements</text:p>
            </text:list-item>
          </text:list>
        </text:list-item>
      </text:list>
      <text:p text:style-name="P12"/>
      <text:p text:style-name="P15">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15"/>
      <text:list xml:id="list103824313591724" text:continue-numbering="true" text:style-name="WWNum6">
        <text:list-item>
          <text:list>
            <text:list-item>
              <text:list>
                <text:list-item>
                  <text:p text:style-name="P69"><text:bookmark text:name="_ihv636"/>3.7.1 System Mode</text:p>
                </text:list-item>
              </text:list>
            </text:list-item>
          </text:list>
        </text:list-item>
      </text:list>
      <text:p text:style-name="P7"/>
      <text:p text:style-name="P14">Some systems behave quite differently depending on the mode of operation. <text:s/>When organizing by mode there are two possible outlines. <text:s/>The choice depends on whether interfaces and performance are dependent on mode.</text:p>
      <text:p text:style-name="P14"/>
      <text:list xml:id="list103822901507459" text:continue-numbering="true" text:style-name="WWNum6">
        <text:list-item>
          <text:list>
            <text:list-item>
              <text:list>
                <text:list-item>
                  <text:p text:style-name="P69"><text:bookmark text:name="_32hioqz"/>3.7.2 User Class</text:p>
                </text:list-item>
              </text:list>
            </text:list-item>
          </text:list>
        </text:list-item>
      </text:list>
      <text:p text:style-name="P7"/>
      <text:p text:style-name="P14">Some systems provide different sets of functions to different classes of users.</text:p>
      <text:list xml:id="list103823375024995" text:continue-numbering="true" text:style-name="WWNum6">
        <text:list-item>
          <text:list>
            <text:list-item>
              <text:list>
                <text:list-item>
                  <text:p text:style-name="P72"/>
                </text:list-item>
                <text:list-item>
                  <text:p text:style-name="P69"><text:bookmark text:name="_1hmsyys"/><text:soft-page-break/>3.7.3 Objects</text:p>
                </text:list-item>
              </text:list>
            </text:list-item>
          </text:list>
        </text:list-item>
      </text:list>
      <text:p text:style-name="P7"/>
      <text:p text:style-name="P14">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p>
      <text:p text:style-name="P14"/>
      <text:list xml:id="list103822288310251" text:continue-numbering="true" text:style-name="WWNum6">
        <text:list-item>
          <text:list>
            <text:list-item>
              <text:list>
                <text:list-item>
                  <text:p text:style-name="P69"><text:bookmark text:name="_41mghml"/>3.7.4 Feature</text:p>
                </text:list-item>
              </text:list>
            </text:list-item>
          </text:list>
        </text:list-item>
      </text:list>
      <text:p text:style-name="P14"/>
      <text:p text:style-name="P14">A feature is an externally desired service by the system that may require a sequence of inputs to effect the desired result. <text:s/>Each feature is generally described in as sequence eof stimulus-response pairs.</text:p>
      <text:p text:style-name="P14"/>
      <text:list xml:id="list103824323889960" text:continue-numbering="true" text:style-name="WWNum6">
        <text:list-item>
          <text:list>
            <text:list-item>
              <text:list>
                <text:list-item>
                  <text:p text:style-name="P69"><text:bookmark text:name="_2grqrue"/>3.7.5 Stimulus</text:p>
                </text:list-item>
              </text:list>
            </text:list-item>
          </text:list>
        </text:list-item>
      </text:list>
      <text:p text:style-name="P7"/>
      <text:p text:style-name="P14">Some systems can be best organized by describing their functions in terms of stimuli.</text:p>
      <text:p text:style-name="P14"/>
      <text:list xml:id="list103823817266277" text:continue-numbering="true" text:style-name="WWNum6">
        <text:list-item>
          <text:list>
            <text:list-item>
              <text:list>
                <text:list-item>
                  <text:p text:style-name="P69"><text:bookmark text:name="_vx1227"/>3. 7.6 Response</text:p>
                </text:list-item>
              </text:list>
            </text:list-item>
          </text:list>
        </text:list-item>
      </text:list>
      <text:p text:style-name="P7"/>
      <text:p text:style-name="P14">Some systems can be best organized by describing their functions in support of the generation of a response.</text:p>
      <text:p text:style-name="P14"/>
      <text:list xml:id="list103823269898943" text:continue-numbering="true" text:style-name="WWNum6">
        <text:list-item>
          <text:list>
            <text:list-item>
              <text:list>
                <text:list-item>
                  <text:p text:style-name="P69"><text:bookmark text:name="_3fwokq0"/>3.7.7 Functional Hierarchy</text:p>
                </text:list-item>
              </text:list>
            </text:list-item>
          </text:list>
        </text:list-item>
      </text:list>
      <text:p text:style-name="P7"/>
      <text:p text:style-name="P14">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36"/>
      <text:list xml:id="list103824055699732" text:continue-numbering="true" text:style-name="WWNum6">
        <text:list-item>
          <text:list>
            <text:list-item>
              <text:p text:style-name="P67"><text:bookmark text:name="_1v1yuxt"/>3.8 Additional Comments</text:p>
            </text:list-item>
          </text:list>
        </text:list-item>
      </text:list>
      <text:p text:style-name="P7"/>
      <text:p text:style-name="P14">Whenever a new SRS is contemplated, more than one of the organizational techniques given in 3.7 may be appropriate. <text:s/>In such cases, organize the specific requirements for multiple hierarchies tailored to the specific needs of the system under specification.</text:p>
      <text:p text:style-name="P14"/>
      <text:p text:style-name="P14">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text:p>
      <text:p text:style-name="P14"/>
      <text:p text:style-name="P14">In any of the outlines below, those sections called “Functional Requirement i” may be described in native language, in pseudocode, in a system definition language, or in four subsections titled: Introduction, Inputs, Processing, Outputs.</text:p>
      <text:p text:style-name="P30"/>
      <text:list xml:id="list1609781942" text:style-name="WWNum10">
        <text:list-item>
          <text:p text:style-name="P91"><text:bookmark text:name="_4f1mdlm"/><text:soft-page-break/>Change Management Process</text:p>
        </text:list-item>
      </text:list>
      <text:p text:style-name="P7"><text:s/></text:p>
      <text:p text:style-name="P14">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text:p>
      <text:p text:style-name="P14"/>
      <text:list xml:id="list103823625783891" text:continue-numbering="true" text:style-name="WWNum10">
        <text:list-item>
          <text:p text:style-name="P91"><text:bookmark text:name="_2u6wntf"/>Document Approvals</text:p>
        </text:list-item>
      </text:list>
      <text:p text:style-name="P7"/>
      <text:p text:style-name="P14">Identify the approvers of the SRS document. Approver name, signature, and date should be used.</text:p>
      <text:p text:style-name="P14"/>
      <text:list xml:id="list103822943438353" text:continue-numbering="true" text:style-name="WWNum10">
        <text:list-item>
          <text:p text:style-name="P91"><text:bookmark text:name="_19c6y18"/>Supporting Information</text:p>
        </text:list-item>
      </text:list>
      <text:p text:style-name="P7"/>
      <text:p text:style-name="P14">The supporting information makes the SRS easier to use. <text:s/>It includes:</text:p>
      <text:p text:style-name="P14"/>
      <text:list xml:id="list103822520189344" text:continue-list="list103822947200851" text:style-name="WWNum20">
        <text:list-item>
          <text:p text:style-name="P80">Table of Contents</text:p>
        </text:list-item>
        <text:list-item>
          <text:p text:style-name="P80">Index</text:p>
        </text:list-item>
        <text:list-item>
          <text:p text:style-name="P80">Appendices</text:p>
        </text:list-item>
      </text:list>
      <text:p text:style-name="P14"/>
      <text:p text:style-name="P14">The Appendices are not always considered part of the actual requirements specification and are not always necessary. <text:s/>They may include:</text:p>
      <text:p text:style-name="P14"/>
      <text:p text:style-name="P85"><text:tab/>(a) <text:s/>Sample I/O formats, descriptions of cost analysis studies, results of user surveys</text:p>
      <text:p text:style-name="P85"><text:tab/>(b) <text:s/>Supporting or background information that can help the readers of the SRS</text:p>
      <text:p text:style-name="P85"><text:tab/>(c) <text:s/>A description of the problems to be solved by the software</text:p>
      <text:p text:style-name="P92"><text:s text:c="5"/>(d) <text:s/>Special packaging instructions for the code and the media to meet security, export, initial loading, or other requirements</text:p>
      <text:p text:style-name="P40"/>
      <text:p text:style-name="P40">When Appendices are included, the SRS should explicitly state whether or not the Appendices are to be considered part of the requirements.</text:p>
      <text:p text:style-name="P41"><text:s/></text:p>
      <text:p text:style-name="P41"/>
      <text:p text:style-name="P41">Tables on the following pages provide alternate ways to structure section 3 on the specific requirements. <text:s/>You should pick the best one of these to organize section 3 requirements.</text:p>
      <text:p text:style-name="P23"/>
      <text:p text:style-name="P94">Outline for SRS Section 3</text:p>
      <text:p text:style-name="P94">Organized by mode: Version 1</text:p>
      <text:p text:style-name="P42"/>
      <text:p text:style-name="P43">3. <text:s/>Specific Requirements</text:p>
      <text:p text:style-name="P43"><text:s text:c="4"/>3.1 <text:s/>External interface requirements</text:p>
      <text:list xml:id="list1968481843" text:style-name="WWNum12">
        <text:list-item>
          <text:p text:style-name="P96">User interfaces</text:p>
        </text:list-item>
        <text:list-item>
          <text:p text:style-name="P96">Hardware interfaces</text:p>
        </text:list-item>
        <text:list-item>
          <text:p text:style-name="P96">Software interfaces</text:p>
        </text:list-item>
        <text:list-item>
          <text:p text:style-name="P96">Communications interfaces</text:p>
        </text:list-item>
      </text:list>
      <text:list xml:id="list3474866751" text:style-name="WWNum28">
        <text:list-item>
          <text:p text:style-name="P105">Functional requirements</text:p>
        </text:list-item>
      </text:list>
      <text:p text:style-name="P43"><text:s text:c="8"/>3.2.1 Mode 1</text:p>
      <text:p text:style-name="P44"><text:s text:c="3"/>3.2.1.1 <text:s/>Functional requirement 1.1</text:p>
      <text:p text:style-name="P43"><text:tab/> <text:s text:c="4"/>.....</text:p>
      <text:p text:style-name="P43"><text:tab/> <text:s text:c="3"/>3.2.1.<text:span text:style-name="T14">n</text:span> <text:s/>Functional requirement 1.<text:span text:style-name="T14">n</text:span></text:p>
      <text:list xml:id="list709887371" text:style-name="WWNum30">
        <text:list-item>
          <text:p text:style-name="P113">Mode 2</text:p>
        </text:list-item>
      </text:list>
      <text:p text:style-name="P43"><text:s text:c="11"/>.....</text:p>
      <text:p text:style-name="P43"><text:tab/> 3.2.<text:span text:style-name="T14">m</text:span> Mode <text:span text:style-name="T14">m</text:span></text:p>
      <text:p text:style-name="P44"><text:s text:c="3"/>3.2.<text:span text:style-name="T14">m</text:span>.1 Functional requirement <text:span text:style-name="T14">m</text:span>.1</text:p>
      <text:p text:style-name="P43"><text:tab/> <text:s text:c="4"/>.....</text:p>
      <text:p text:style-name="P43"><text:tab/> <text:s text:c="3"/>3.2.<text:span text:style-name="T14">m.n</text:span> <text:s/>Functional requirement <text:span text:style-name="T14">m.n</text:span></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43"><text:tab/></text:p>
      <text:p text:style-name="P43"/>
      <text:p text:style-name="P95">Outline for SRS Section 3</text:p>
      <text:p text:style-name="P94">Organized by mode: Version 2</text:p>
      <text:p text:style-name="P42"/>
      <text:p text:style-name="P43">3. Specific Requirements</text:p>
      <text:p text:style-name="P43"><text:s text:c="4"/>3.1 <text:s/>Functional Requirements</text:p>
      <text:list xml:id="list617188326" text:style-name="WWNum31">
        <text:list-item>
          <text:p text:style-name="P97">Mode 1</text:p>
        </text:list-item>
      </text:list>
      <text:p text:style-name="P44"><text:s text:c="3"/>3.1.1.1 External interfaces</text:p>
      <text:p text:style-name="P43"><text:tab/><text:tab/> 3.1.1.1 <text:s/>User interfaces</text:p>
      <text:p text:style-name="P43"><text:tab/><text:tab/> 3.1.1.2 <text:s/>Hardware interfaces</text:p>
      <text:p text:style-name="P43"><text:tab/><text:tab/> 3.1.1.3 <text:s/>Software interfaces</text:p>
      <text:p text:style-name="P43"><text:tab/><text:tab/> 3.1.1.4 <text:s/>Communications interfaces</text:p>
      <text:p text:style-name="P43"><text:s text:c="9"/>3.1.1.2 Functional Requirement</text:p>
      <text:p text:style-name="P43"><text:s text:c="13"/>3.1.1.2.1 Functional requirement 1</text:p>
      <text:p text:style-name="P43"><text:tab/> <text:s text:c="6"/>.....</text:p>
      <text:p text:style-name="P43"><text:s text:c="13"/>3.1.1.2.<text:span text:style-name="T14">n</text:span> Functional requirement <text:span text:style-name="T14">n</text:span></text:p>
      <text:p text:style-name="P43"><text:s text:c="9"/>3.1.1.3 Performance</text:p>
      <text:p text:style-name="P43"><text:s text:c="6"/>3.1.2 Mode 2</text:p>
      <text:p text:style-name="P43"><text:s text:c="14"/>.....</text:p>
      <text:p text:style-name="P43"><text:s text:c="6"/>3.1.<text:span text:style-name="T14">m</text:span> Mode <text:span text:style-name="T14">m</text:span></text:p>
      <text:list xml:id="list238745396" text:style-name="WWNum17">
        <text:list-item>
          <text:p text:style-name="P115">Design constraints</text:p>
        </text:list-item>
        <text:list-item>
          <text:p text:style-name="P115">Software system attributes</text:p>
        </text:list-item>
        <text:list-item>
          <text:p text:style-name="P115">Other requirements</text:p>
        </text:list-item>
      </text:list>
      <text:p text:style-name="P43"/>
      <text:p text:style-name="P43"><text:tab/></text:p>
      <text:p text:style-name="P43"/>
      <text:p text:style-name="P43"><text:tab/></text:p>
      <text:p text:style-name="P43"/>
      <text:p text:style-name="P95">Outline for SRS Section 3</text:p>
      <text:p text:style-name="P94">Organized by user class <text:s/>(i.e. different types of users -&gt;System Adminstrators, Managers, Clerks, etc.)</text:p>
      <text:p text:style-name="P42"/>
      <text:p text:style-name="P42"/>
      <text:p text:style-name="P43">3. <text:s/>Specific Requirements</text:p>
      <text:p text:style-name="P43"><text:s text:c="4"/>3.1 <text:s/>External interface requirements</text:p>
      <text:list xml:id="list954347065" text:style-name="WWNum18">
        <text:list-item>
          <text:p text:style-name="P98">User interfaces</text:p>
        </text:list-item>
        <text:list-item>
          <text:p text:style-name="P98">Hardware interfaces</text:p>
        </text:list-item>
        <text:list-item>
          <text:p text:style-name="P98">Software interfaces</text:p>
        </text:list-item>
        <text:list-item>
          <text:p text:style-name="P98">Communications interfaces</text:p>
        </text:list-item>
      </text:list>
      <text:list xml:id="list1135206545" text:style-name="WWNum19">
        <text:list-item>
          <text:p text:style-name="P106">Functional requirements</text:p>
        </text:list-item>
      </text:list>
      <text:p text:style-name="P43"><text:s text:c="8"/>3.2.1 <text:s/>User class 1</text:p>
      <text:p text:style-name="P44"><text:s text:c="3"/>3.2.1.1 Functional requirement 1.1</text:p>
      <text:p text:style-name="P43"><text:tab/> <text:s text:c="4"/>.....</text:p>
      <text:p text:style-name="P43"><text:tab/> <text:s text:c="3"/>3.2.1.<text:span text:style-name="T14">n</text:span> <text:s/>Functional requirement 1.<text:span text:style-name="T14">n</text:span></text:p>
      <text:list xml:id="list3848658525" text:style-name="WWNum21">
        <text:list-item>
          <text:p text:style-name="P114"><text:s/>User class 2</text:p>
        </text:list-item>
      </text:list>
      <text:p text:style-name="P43"><text:s text:c="11"/>.....</text:p>
      <text:p text:style-name="P43"/>
      <text:p text:style-name="P43"><text:tab/> 3.2.<text:span text:style-name="T14">m</text:span> User class <text:span text:style-name="T14">m</text:span></text:p>
      <text:p text:style-name="P44"><text:s text:c="3"/>3.2.<text:span text:style-name="T14">m</text:span>.1 Functional requirement <text:span text:style-name="T14">m</text:span>.1</text:p>
      <text:p text:style-name="P43"><text:tab/> <text:s text:c="4"/>.....</text:p>
      <text:p text:style-name="P43"><text:tab/> <text:s text:c="3"/>3.2.<text:span text:style-name="T14">m.n</text:span> <text:s/>Functional requirement <text:span text:style-name="T14">m.n</text:span></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43"><text:tab/></text:p>
      <text:p text:style-name="P43"/>
      <text:p text:style-name="P95">Outline for SRS Section 3</text:p>
      <text:p text:style-name="P94">Organized by object (Good if you did an object-oriented analysis as part of your requirements)</text:p>
      <text:p text:style-name="P42"/>
      <text:p text:style-name="P43">3 <text:s/>Specific Requirements</text:p>
      <text:p text:style-name="P43"><text:s text:c="4"/>3.1 <text:s/>External interface requirements</text:p>
      <text:list xml:id="list2516781746" text:style-name="WWNum22">
        <text:list-item>
          <text:p text:style-name="P99"><text:s/>User interfaces</text:p>
        </text:list-item>
        <text:list-item>
          <text:p text:style-name="P99"><text:s/>Hardware interfaces</text:p>
        </text:list-item>
        <text:list-item>
          <text:p text:style-name="P99"><text:s/>Software interfaces</text:p>
        </text:list-item>
        <text:list-item>
          <text:p text:style-name="P99"><text:s/>Communications interfaces</text:p>
        </text:list-item>
      </text:list>
      <text:list xml:id="list1626237271" text:style-name="WWNum23">
        <text:list-item>
          <text:p text:style-name="P107"><text:s/>Classes/Objects</text:p>
        </text:list-item>
      </text:list>
      <text:p text:style-name="P43"><text:s text:c="7"/>3.2.1 <text:s/>Class/Object 1</text:p>
      <text:p text:style-name="P44"><text:s text:c="3"/>3.2.1.1 <text:s/>Attributes (direct or inherited)</text:p>
      <text:list xml:id="list1229601941" text:style-name="WWNum24">
        <text:list-item>
          <text:p text:style-name="P116"><text:s/>Attribute 1</text:p>
        </text:list-item>
      </text:list>
      <text:p text:style-name="P43"><text:s text:c="13"/>.....</text:p>
      <text:p text:style-name="P43"><text:s text:c="13"/>3.2.1.1.<text:span text:style-name="T14">n</text:span> <text:s/>Attribute <text:span text:style-name="T14">n</text:span></text:p>
      <text:p text:style-name="P43"/>
      <text:list xml:id="list3896194880" text:style-name="WWNum25">
        <text:list-item>
          <text:p text:style-name="P118"><text:s/>Functions (services, methods, direct or inherited)</text:p>
        </text:list-item>
      </text:list>
      <text:p text:style-name="P43"><text:s text:c="13"/>3.2.1.2.1 <text:s/>Functional requirement 1.1</text:p>
      <text:p text:style-name="P43"><text:s text:c="13"/>.....</text:p>
      <text:p text:style-name="P43"><text:s text:c="13"/>3.2.1.2.<text:span text:style-name="T14">m</text:span> <text:s/>Functional requirement 1.<text:span text:style-name="T14">m</text:span></text:p>
      <text:p text:style-name="P43"><text:s text:c="10"/>3.2.1.3 <text:s/>Messages (communications received or sent)</text:p>
      <text:p text:style-name="P43"><text:s text:c="9"/>3.2.2 <text:s/>Class/Object 2</text:p>
      <text:p text:style-name="P43"><text:s text:c="13"/>.....</text:p>
      <text:p text:style-name="P43"><text:s text:c="9"/>3.2.<text:span text:style-name="T14">p </text:span>Class/Object <text:span text:style-name="T14">p</text:span></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43"/>
      <text:p text:style-name="P43"/>
      <text:p text:style-name="P43"/>
      <text:p text:style-name="P12"/>
      <text:p text:style-name="P95">Outline for SRS Section 3</text:p>
      <text:p text:style-name="P94">Organized by feature (Good when there are clearly delimited feature sets.</text:p>
      <text:p text:style-name="P42"/>
      <text:p text:style-name="P42"/>
      <text:p text:style-name="P42"/>
      <text:p text:style-name="P43">3 <text:s/>Specific Requirements</text:p>
      <text:p text:style-name="P43"><text:s text:c="4"/>3.1 <text:s/>External interface requirements</text:p>
      <text:list xml:id="list1091229158" text:style-name="WWNum15">
        <text:list-item>
          <text:p text:style-name="P100">User interfaces</text:p>
        </text:list-item>
        <text:list-item>
          <text:p text:style-name="P100">Hardware interfaces</text:p>
        </text:list-item>
        <text:list-item>
          <text:p text:style-name="P100">Software interfaces</text:p>
        </text:list-item>
        <text:list-item>
          <text:p text:style-name="P100">Communications interfaces</text:p>
        </text:list-item>
      </text:list>
      <text:list xml:id="list3169805827" text:style-name="WWNum16">
        <text:list-item>
          <text:p text:style-name="P108"><text:s/>System features</text:p>
        </text:list-item>
      </text:list>
      <text:p text:style-name="P45">3.2.1 <text:s/>System Feature 1</text:p>
      <text:p text:style-name="P46">3.2.1.1 <text:s/>Introduction/Purpose of feature</text:p>
      <text:p text:style-name="P46">3.2.1.2 <text:s/>Stimulus/Response sequence</text:p>
      <text:p text:style-name="P43"><text:s text:c="16"/>3.2.1.3 <text:s/>Associated functional requirements</text:p>
      <text:p text:style-name="P43"><text:s text:c="19"/>3.2.1.3.1 <text:s/>Functional requirement 1</text:p>
      <text:p text:style-name="P43"><text:s text:c="19"/>.....</text:p>
      <text:p text:style-name="P43"><text:s text:c="19"/>3.2.1.3.<text:span text:style-name="T14">n</text:span> <text:s/>Functional requirement <text:span text:style-name="T14">n</text:span></text:p>
      <text:p text:style-name="P43"><text:s/><text:tab/> 3.2.2 <text:s/>System Feature 2</text:p>
      <text:p text:style-name="P43"><text:s text:c="11"/>.....</text:p>
      <text:p text:style-name="P43"><text:tab/> 3.2.<text:span text:style-name="T14">m</text:span> System Feature <text:span text:style-name="T14">m</text:span></text:p>
      <text:p text:style-name="P43"><text:s text:c="14"/>.....</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43"><text:tab/></text:p>
      <text:p text:style-name="P42"/>
      <text:p text:style-name="P42"/>
      <text:p text:style-name="P42"/>
      <text:p text:style-name="P95">Outline for SRS Section 3</text:p>
      <text:p text:style-name="P94">Organized by stimulus <text:s/>(Good for event driven systems where the events form logical groupings)</text:p>
      <text:p text:style-name="P42"/>
      <text:p text:style-name="P42"/>
      <text:p text:style-name="P43">3 <text:s/>Specific Requirements</text:p>
      <text:p text:style-name="P43"><text:s text:c="4"/>3.1 <text:s/>External interface requirements</text:p>
      <text:list xml:id="list3368413958" text:style-name="WWNum14">
        <text:list-item>
          <text:p text:style-name="P101">User interfaces</text:p>
        </text:list-item>
        <text:list-item>
          <text:p text:style-name="P101">Hardware interfaces</text:p>
        </text:list-item>
        <text:list-item>
          <text:p text:style-name="P101">Software interfaces</text:p>
        </text:list-item>
        <text:list-item>
          <text:p text:style-name="P101">Communications interfaces</text:p>
        </text:list-item>
      </text:list>
      <text:list xml:id="list1947460315" text:style-name="WWNum1">
        <text:list-item>
          <text:p text:style-name="P109">Functional requirements</text:p>
        </text:list-item>
      </text:list>
      <text:p text:style-name="P43"><text:s text:c="8"/>3.2.1 <text:s/>Stimulus 1</text:p>
      <text:p text:style-name="P7"><text:s text:c="11"/>3.2.1.1 <text:s/>Functional requirement 1.1</text:p>
      <text:p text:style-name="P43"><text:s text:c="11"/>.....</text:p>
      <text:p text:style-name="P43"><text:s text:c="11"/>3.2.1.<text:span text:style-name="T14">n</text:span> <text:s/>Functional requirement 1.<text:span text:style-name="T14">n</text:span></text:p>
      <text:p text:style-name="P43"><text:s text:c="8"/>3.2.2 <text:s text:c="2"/>Stimulus 2</text:p>
      <text:p text:style-name="P43"><text:s text:c="8"/>.....</text:p>
      <text:p text:style-name="P43"><text:s text:c="8"/>3.2.<text:span text:style-name="T14">m</text:span> <text:s/>Stimulus <text:span text:style-name="T14">m</text:span></text:p>
      <text:p text:style-name="P7"><text:s text:c="11"/>3.2.<text:span text:style-name="T14">m</text:span>.1 <text:s/>Functional requirement <text:span text:style-name="T14">m</text:span>.1</text:p>
      <text:p text:style-name="P43"><text:s text:c="11"/>.....</text:p>
      <text:p text:style-name="P43"><text:s text:c="11"/>3.2.<text:span text:style-name="T14">m.n</text:span> <text:s/>Functional requirement <text:span text:style-name="T14">m.n</text:span></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42"/>
      <text:p text:style-name="P95">Outline for SRS Section 3</text:p>
      <text:p text:style-name="P94">Organized by response (Good for event driven systems where the responses form logical groupings)</text:p>
      <text:p text:style-name="P42"/>
      <text:p text:style-name="P43">3 <text:s/>Specific Requirements</text:p>
      <text:p text:style-name="P43"><text:s text:c="4"/>3.1 <text:s/>External interface requirements</text:p>
      <text:list xml:id="list3006470081" text:style-name="WWNum2">
        <text:list-item>
          <text:p text:style-name="P102">User interfaces</text:p>
        </text:list-item>
        <text:list-item>
          <text:p text:style-name="P102">Hardware interfaces</text:p>
        </text:list-item>
        <text:list-item>
          <text:p text:style-name="P102">Software interfaces</text:p>
        </text:list-item>
        <text:list-item>
          <text:p text:style-name="P102">Communications interfaces</text:p>
        </text:list-item>
      </text:list>
      <text:list xml:id="list103011254" text:style-name="WWNum3">
        <text:list-item>
          <text:p text:style-name="P110">Functional requirements</text:p>
        </text:list-item>
      </text:list>
      <text:p text:style-name="P43"><text:s text:c="7"/>3.2.1 <text:s/>Response 1</text:p>
      <text:p text:style-name="P7"><text:s text:c="11"/>3.2.1.1 <text:s/>Functional requirement 1.1</text:p>
      <text:p text:style-name="P43"><text:s text:c="11"/>.....</text:p>
      <text:p text:style-name="P43"><text:s text:c="11"/>3.2.1.<text:span text:style-name="T14">n</text:span> <text:s/>Functional requirement 1.<text:span text:style-name="T14">n</text:span></text:p>
      <text:p text:style-name="P43"><text:s text:c="7"/>3.2.2 <text:s text:c="2"/>Response 2</text:p>
      <text:p text:style-name="P43"><text:s text:c="8"/>.....</text:p>
      <text:p text:style-name="P43"><text:s text:c="7"/>3.2.<text:span text:style-name="T14">m</text:span> <text:s/>Response <text:span text:style-name="T14">m</text:span></text:p>
      <text:p text:style-name="P7"><text:s text:c="11"/>3.2.<text:span text:style-name="T14">m</text:span>.1 <text:s/>Functional requirement <text:span text:style-name="T14">m</text:span>.1</text:p>
      <text:p text:style-name="P43"><text:s text:c="11"/>.....</text:p>
      <text:p text:style-name="P43"><text:s text:c="11"/>3.2.<text:span text:style-name="T14">m.n</text:span> <text:s/>Functional requirement <text:span text:style-name="T14">m.n</text:span></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42"/>
      <text:p text:style-name="P95">Outline for SRS Section 3</text:p>
      <text:p text:style-name="P94">Organized by functional hierarchy (Good if you have done structured analysis as part of your design.)</text:p>
      <text:p text:style-name="P42"/>
      <text:p text:style-name="P42"/>
      <text:p text:style-name="P43">3 <text:s/>Specific Requirements</text:p>
      <text:p text:style-name="P43"><text:s text:c="4"/>3.1 <text:s/>External interface requirements</text:p>
      <text:list xml:id="list4233188995" text:style-name="WWNum5">
        <text:list-item>
          <text:p text:style-name="P103">User interfaces</text:p>
        </text:list-item>
        <text:list-item>
          <text:p text:style-name="P103">Hardware interfaces</text:p>
        </text:list-item>
        <text:list-item>
          <text:p text:style-name="P103">Software interfaces</text:p>
        </text:list-item>
        <text:list-item>
          <text:p text:style-name="P103">Communications interfaces</text:p>
        </text:list-item>
      </text:list>
      <text:list xml:id="list3950916769" text:style-name="WWNum7">
        <text:list-item>
          <text:p text:style-name="P111">Functional requirements</text:p>
        </text:list-item>
      </text:list>
      <text:p text:style-name="P47">3.2.1 <text:s/>Information flows</text:p>
      <text:p text:style-name="P48"><text:s text:c="4"/>3.2.1.1 <text:s/>Data flow diagram 1</text:p>
      <text:list xml:id="list1353969944" text:style-name="WWNum9">
        <text:list-item>
          <text:p text:style-name="P120">Data entities</text:p>
        </text:list-item>
        <text:list-item>
          <text:p text:style-name="P120">Pertinent processes</text:p>
        </text:list-item>
        <text:list-item>
          <text:p text:style-name="P120">Topology</text:p>
        </text:list-item>
      </text:list>
      <text:p text:style-name="P49"><text:s/>3.2.1.2 <text:s/>Data flow diagram 2</text:p>
      <text:list xml:id="list2210775766" text:style-name="WWNum11">
        <text:list-item>
          <text:p text:style-name="P121">Data entities</text:p>
        </text:list-item>
        <text:list-item>
          <text:p text:style-name="P121">Pertinent processes</text:p>
        </text:list-item>
        <text:list-item>
          <text:p text:style-name="P121">Topology</text:p>
        </text:list-item>
      </text:list>
      <text:p text:style-name="P43"><text:s text:c="14"/>.....</text:p>
      <text:p text:style-name="P50"><text:s/>3.2.1.<text:span text:style-name="T14">n</text:span> Data flow diagram <text:span text:style-name="T14">n</text:span></text:p>
      <text:p text:style-name="P51">3.2.1.<text:span text:style-name="T14">n</text:span>.1 Data entities</text:p>
      <text:p text:style-name="P51">3.2.1.<text:span text:style-name="T14">n</text:span>.2 Pertinent processes</text:p>
      <text:p text:style-name="P51">3.2.1.<text:span text:style-name="T14">n</text:span>.3 Topology</text:p>
      <text:p text:style-name="P43"><text:s text:c="7"/>3.2.2 Process descriptions</text:p>
      <text:list xml:id="list2220502554" text:style-name="WWNum13">
        <text:list-item>
          <text:p text:style-name="P119">Process 1</text:p>
        </text:list-item>
      </text:list>
      <text:list xml:id="list408561814" text:style-name="WWNum29">
        <text:list-item>
          <text:p text:style-name="P117">Input data entities</text:p>
        </text:list-item>
        <text:list-item>
          <text:p text:style-name="P117">Algorithm or formula of process</text:p>
        </text:list-item>
        <text:list-item>
          <text:p text:style-name="P117">Affected data entities</text:p>
        </text:list-item>
      </text:list>
      <text:p text:style-name="P52"><text:s text:c="5"/>3.2.2.2 Process 2</text:p>
      <text:p text:style-name="P52"><text:s text:c="8"/>3.2.2.2.1 Input data entities</text:p>
      <text:p text:style-name="P52"><text:s text:c="8"/>3.2.2.2.2 Algorithm or formula of process</text:p>
      <text:p text:style-name="P52"><text:s text:c="8"/>3.2.2.2.3 Affected data entities</text:p>
      <text:p text:style-name="P52"><text:s text:c="8"/>.….</text:p>
      <text:p text:style-name="P52"><text:s text:c="5"/>3.2.2.<text:span text:style-name="T14">m</text:span> Process <text:span text:style-name="T14">m</text:span></text:p>
      <text:p text:style-name="P52"><text:s text:c="8"/>3.2.2.<text:span text:style-name="T14">m</text:span>.1 Input data entities</text:p>
      <text:p text:style-name="P52"><text:s text:c="8"/>3.2.2.<text:span text:style-name="T14">m</text:span>.2 Algorithm or formula of process</text:p>
      <text:p text:style-name="P43"><text:s text:c="13"/>3.2.2.<text:span text:style-name="T14">m</text:span>.3 Affected data entities</text:p>
      <text:p text:style-name="P43"><text:s text:c="6"/>3.2.3 Data construct specifications</text:p>
      <text:p text:style-name="P43"><text:s text:c="9"/>3.2.3.1 Construct 1</text:p>
      <text:p text:style-name="P43"><text:s text:c="13"/>3.2.3.1.1 Record type</text:p>
      <text:p text:style-name="P43"><text:s text:c="13"/>3.2.3.1.2 Constituent fields</text:p>
      <text:p text:style-name="P43"><text:tab/> <text:s text:c="2"/>3.2.3.2 Construct 2</text:p>
      <text:p text:style-name="P43"><text:s text:c="13"/>3.2.3.2.1 Record type</text:p>
      <text:p text:style-name="P43"><text:s text:c="13"/>3.2.3.2.2 Constituent fields</text:p>
      <text:p text:style-name="P43"><text:s text:c="13"/>…..</text:p>
      <text:p text:style-name="P43"><text:s text:c="9"/>3.2.3.<text:span text:style-name="T14">p</text:span> Construct <text:span text:style-name="T14">p</text:span></text:p>
      <text:p text:style-name="P43"><text:s text:c="13"/>3.2.3.<text:span text:style-name="T14">p</text:span>.1 Record type</text:p>
      <text:p text:style-name="P43"><text:soft-page-break/><text:s text:c="13"/>3.2.3.<text:span text:style-name="T14">p</text:span>.2 Constituent fields</text:p>
      <text:p text:style-name="P43"><text:s text:c="6"/>3.2.4 Data dictionary</text:p>
      <text:p text:style-name="P43"><text:s text:c="9"/>3.2.4.1 <text:s/>Data element 1</text:p>
      <text:p text:style-name="P43"><text:s text:c="13"/>3.2.4.1.1 Name</text:p>
      <text:p text:style-name="P43"><text:s text:c="13"/>3.2.4.1.2 Representation <text:s/></text:p>
      <text:p text:style-name="P43"><text:s text:c="13"/>3.2.4.1.3 <text:s/>Units/Format</text:p>
      <text:p text:style-name="P43"><text:s text:c="13"/>3.2.4.1.4 <text:s/>Precision/Accuracy</text:p>
      <text:p text:style-name="P43"><text:s text:c="13"/>3.2.4.1.5 <text:s/>Range</text:p>
      <text:p text:style-name="P43"><text:s text:c="8"/>3.2.4.2 <text:s/>Data element 2</text:p>
      <text:p text:style-name="P43"><text:s text:c="13"/>3.2.4.2.1 Name</text:p>
      <text:p text:style-name="P43"><text:s text:c="13"/>3.2.4.2.2 Representation <text:s/></text:p>
      <text:p text:style-name="P43"><text:s text:c="13"/>3.2.4.2.3 <text:s/>Units/Format</text:p>
      <text:p text:style-name="P43"><text:s text:c="13"/>3.2.4.2.4 <text:s/>Precision/Accuracy</text:p>
      <text:p text:style-name="P43"><text:s text:c="13"/>3.2.4.2.5 <text:s/>Range</text:p>
      <text:p text:style-name="P43"><text:s text:c="13"/>…..</text:p>
      <text:p text:style-name="P43"><text:s text:c="8"/>3.2.4.<text:span text:style-name="T14">q</text:span> <text:s/>Data element <text:span text:style-name="T14">q</text:span></text:p>
      <text:p text:style-name="P43"><text:s text:c="13"/>3.2.4.<text:span text:style-name="T14">q</text:span>.1 Name</text:p>
      <text:p text:style-name="P43"><text:s text:c="13"/>3.2.4.<text:span text:style-name="T14">q</text:span>.2 Representation <text:s/></text:p>
      <text:p text:style-name="P43"><text:s text:c="13"/>3.2.4.<text:span text:style-name="T14">q</text:span>.3 <text:s/>Units/Format</text:p>
      <text:p text:style-name="P43"><text:s text:c="13"/>3.2.4.<text:span text:style-name="T14">q</text:span>.4 <text:s/>Precision/Accuracy</text:p>
      <text:p text:style-name="P43"><text:s text:c="13"/>3.2.4.<text:span text:style-name="T14">q</text:span>.5 <text:s/>Range</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95">Outline for SRS Section 3</text:p>
      <text:p text:style-name="P94">Showing multiple organizations (Can’t decide? Then glob it all together)</text:p>
      <text:p text:style-name="P31"/>
      <text:p text:style-name="P12"/>
      <text:p text:style-name="P43">3 <text:s/>Specific Requirements</text:p>
      <text:p text:style-name="P43"><text:s text:c="4"/>3.1 <text:s/>External interface requirements</text:p>
      <text:list xml:id="list1795009156" text:style-name="WWNum26">
        <text:list-item>
          <text:p text:style-name="P104">User interfaces</text:p>
        </text:list-item>
        <text:list-item>
          <text:p text:style-name="P104">Hardware interfaces</text:p>
        </text:list-item>
        <text:list-item>
          <text:p text:style-name="P104">Software interfaces</text:p>
        </text:list-item>
        <text:list-item>
          <text:p text:style-name="P104">Communications interfaces</text:p>
        </text:list-item>
      </text:list>
      <text:list xml:id="list680017902" text:style-name="WWNum27">
        <text:list-item>
          <text:p text:style-name="P112">Functional requirements</text:p>
        </text:list-item>
      </text:list>
      <text:p text:style-name="P43"><text:s text:c="7"/>3.2.1 <text:s/>User class 1</text:p>
      <text:p text:style-name="P44"><text:s text:c="3"/>3.2.1.1 <text:s/>Feature 1.1</text:p>
      <text:p text:style-name="P44"><text:s text:c="7"/>3.2.1.1.1 Introduction/Purpose of feature</text:p>
      <text:p text:style-name="P44"><text:s text:c="7"/>3.2.1.1.2 Stimulus/Response sequence</text:p>
      <text:p text:style-name="P44"><text:s text:c="7"/>3.2.1.1.3 Associated functional requirements</text:p>
      <text:p text:style-name="P44"><text:s text:c="3"/>3.2.1.2 <text:s/>Feature 1.2</text:p>
      <text:p text:style-name="P44"><text:s text:c="7"/>3.2.1.2.1 Introduction/Purpose of feature</text:p>
      <text:p text:style-name="P44"><text:s text:c="7"/>3.2.1.2.2 Stimulus/Response sequence</text:p>
      <text:p text:style-name="P44"><text:s text:c="7"/>3.2.1.2.3 Associated functional requirements</text:p>
      <text:p text:style-name="P44"><text:s text:c="7"/>…..</text:p>
      <text:p text:style-name="P44"><text:s text:c="3"/>3.2.1.<text:span text:style-name="T14">m</text:span> Feature 1.<text:span text:style-name="T14">m</text:span></text:p>
      <text:p text:style-name="P44"><text:s text:c="7"/>3.2.1.<text:span text:style-name="T14">m</text:span>.1 Introduction/Purpose of feature</text:p>
      <text:p text:style-name="P44"><text:s text:c="7"/>3.2.1.<text:span text:style-name="T14">m</text:span>.2 Stimulus/Response sequence</text:p>
      <text:p text:style-name="P43"><text:s text:c="14"/>3.2.1.<text:span text:style-name="T14">m</text:span>.3 Associated functional requirements</text:p>
      <text:p text:style-name="P43"><text:s text:c="7"/>3.2.2 <text:s/>User class 2</text:p>
      <text:p text:style-name="P43"><text:s text:c="7"/>.....</text:p>
      <text:p text:style-name="P43"><text:s text:c="7"/>3.2.<text:span text:style-name="T14">n</text:span> <text:s/>User class <text:span text:style-name="T14">n</text:span></text:p>
      <text:p text:style-name="P43"><text:s text:c="7"/>.....</text:p>
      <text:p text:style-name="P43"><text:s text:c="4"/>3.3 <text:s/>Performance Requirements</text:p>
      <text:p text:style-name="P43"><text:s text:c="4"/>3.4 <text:s/>Design Constraints</text:p>
      <text:p text:style-name="P43"><text:s text:c="4"/>3.5 <text:s/>Software system attributes</text:p>
      <text:p text:style-name="P43"><text:s text:c="4"/>3.6 <text:s/>Other requirements</text:p>
      <text:p text:style-name="P12"/>
      <text:p text:style-name="P122">Outline for SRS Section 3</text:p>
      <text:p text:style-name="P61">Organized by Use Case (Good when following UML development)</text:p>
      <text:p text:style-name="P12">3. Specific Requirements</text:p>
      <text:p text:style-name="P12"><text:s text:c="3"/>3.1 External Actor Descriptions</text:p>
      <text:p text:style-name="P12"><text:s text:c="7"/>3.1.1 Human Actors</text:p>
      <text:p text:style-name="P12"><text:s text:c="7"/>3.1.2 Hardware Actors</text:p>
      <text:p text:style-name="P12"><text:s text:c="7"/>3.1.3 Software System Actors</text:p>
      <text:p text:style-name="P12"><text:s text:c="3"/>3.2 <text:s/>Use Case Descriptions</text:p>
      <text:p text:style-name="P12"><text:s text:c="7"/>3.2.1 <text:s/>Use Case 1</text:p>
      <text:p text:style-name="P12"><text:s text:c="7"/>3.2.2 <text:s/>Use Case 2</text:p>
      <text:p text:style-name="P12"><text:s text:c="6"/></text:p>
      <text:p text:style-name="P12"><text:s text:c="7"/>3.2.n Use Case n</text:p>
      <text:p text:style-name="P43"><text:s text:c="3"/>3.3 <text:s/>Performance Requirements</text:p>
      <text:p text:style-name="P43"><text:s text:c="3"/>3.4 <text:s/>Design Constraints</text:p>
      <text:p text:style-name="P43"><text:s text:c="3"/>3.5 <text:s/>Software system attributes</text:p>
      <text:p text:style-name="P43"><text:s text:c="3"/>3.6 <text:s/>Other requirements</text:p>
      <text:p text:style-name="P1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Symbols" svg:font-family="'Noto Sans Symbol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left="0in" fo:margin-right="0.5in" fo:margin-top="0in" fo:margin-bottom="0in" loext:contextual-spacing="false" fo:text-align="start" style:justify-single-word="false" fo:orphans="2" fo:widows="2" fo:text-indent="0in" style:auto-text-indent="false" style:writing-mode="lr-tb">
        <style:tab-stops>
          <style:tab-stop style:position="0.5in"/>
          <style:tab-stop style:position="4in"/>
        </style:tab-stops>
      </style:paragraph-properties>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2pt" fo:font-style="normal" style:text-underline-style="none" fo:font-weight="normal" style:font-size-asian="12pt" style:font-style-asian="normal" style:font-weight-asian="normal" style:font-size-complex="12pt"/>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fo:font-size="12pt" fo:font-style="normal" style:text-underline-style="none" fo:font-weight="normal" style:font-size-asian="12pt" style:font-style-asian="normal" style:font-weight-asian="normal" style:font-size-complex="12pt"/>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000000" fo:font-size="12pt" fo:font-style="normal" style:text-underline-style="none" fo:font-weight="normal" style:font-size-asian="12pt" style:font-style-asian="normal" style:font-weight-asian="normal" style:font-size-complex="12pt"/>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fo:color="#000000" fo:font-size="12pt" fo:font-style="normal" style:text-underline-style="none" fo:font-weight="normal" style:font-size-asian="12pt" style:font-style-asian="normal" style:font-weight-asian="normal" style:font-size-complex="12pt"/>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fo:color="#000000" fo:font-size="12pt" fo:font-style="normal" style:text-underline-style="none" fo:font-weight="normal" style:font-size-asian="12pt" style:font-style-asian="normal" style:font-weight-asian="normal" style:font-size-complex="12pt"/>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fo:color="#000000" fo:font-size="12pt" fo:font-style="normal" style:text-underline-style="none" fo:font-weight="normal" style:font-size-asian="12pt" style:font-style-asian="normal" style:font-weight-asian="normal" style:font-size-complex="12pt"/>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fo:color="#000000" fo:font-size="12pt" fo:font-style="normal" style:text-underline-style="none" fo:font-weight="normal" style:font-size-asian="12pt" style:font-style-asian="normal" style:font-weight-asian="normal" style:font-size-complex="12pt"/>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fo:color="#000000" fo:font-size="12pt" fo:font-style="normal" style:text-underline-style="none" fo:font-weight="normal" style:font-size-asian="12pt" style:font-style-asian="normal" style:font-weight-asian="normal" style:font-size-complex="12pt"/>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fo:color="#000000" fo:font-size="12pt" fo:font-style="normal" style:text-underline-style="none" fo:font-weight="normal" style:font-size-asian="12pt" style:font-style-asian="normal" style:font-weight-asian="normal" style:font-size-complex="12pt"/>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fo:color="#000000" fo:font-size="12pt" fo:font-style="normal" style:text-underline-style="none" fo:font-weight="normal" style:font-size-asian="12pt" style:font-style-asian="normal" style:font-weight-asian="normal" style:font-size-complex="12pt"/>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fo:color="#000000" fo:font-size="12pt" fo:font-style="normal" style:text-underline-style="none" fo:font-weight="normal" style:font-size-asian="12pt" style:font-style-asian="normal" style:font-weight-asian="normal" style:font-size-complex="12pt"/>
    </style:style>
    <style:style style:name="ListLabel_20_113" style:display-name="ListLabel 1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fo:color="#000000" fo:font-size="12pt" fo:font-style="normal" style:text-underline-style="none" fo:font-weight="normal" style:font-size-asian="12pt" style:font-style-asian="normal" style:font-weight-asian="normal" style:font-size-complex="12pt"/>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fo:color="#000000" fo:font-size="12pt" fo:font-style="normal" style:text-underline-style="none" fo:font-weight="normal" style:font-size-asian="12pt" style:font-style-asian="normal" style:font-weight-asian="normal" style:font-size-complex="12pt"/>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fo:color="#000000" fo:font-size="12pt" fo:font-style="normal" style:text-underline-style="none" fo:font-weight="normal" style:font-size-asian="12pt" style:font-style-asian="normal" style:font-weight-asian="normal" style:font-size-complex="12pt"/>
    </style:style>
    <style:style style:name="ListLabel_20_140" style:display-name="ListLabel 1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fo:color="#000000" fo:font-size="12pt" fo:font-style="normal" style:text-underline-style="none" fo:font-weight="normal" style:font-size-asian="12pt" style:font-style-asian="normal" style:font-weight-asian="normal" style:font-size-complex="12pt"/>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fo:color="#000000" fo:font-size="12pt" fo:font-style="normal" style:text-underline-style="none" fo:font-weight="normal" style:font-size-asian="12pt" style:font-style-asian="normal" style:font-weight-asian="normal" style:font-size-complex="12pt"/>
    </style:style>
    <style:style style:name="ListLabel_20_167" style:display-name="ListLabel 1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fo:color="#000000" fo:font-size="12pt" fo:font-style="normal" style:text-underline-style="none" fo:font-weight="normal" style:font-size-asian="12pt" style:font-style-asian="normal" style:font-weight-asian="normal" style:font-size-complex="12pt"/>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fo:color="#000000" fo:font-size="12pt" fo:font-style="normal" style:text-underline-style="none" fo:font-weight="normal" style:font-size-asian="12pt" style:font-style-asian="normal" style:font-weight-asian="normal" style:font-size-complex="12pt"/>
    </style:style>
    <style:style style:name="ListLabel_20_185" style:display-name="ListLabel 1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fo:color="#000000" fo:font-size="12pt" fo:font-style="normal" style:text-underline-style="none" fo:font-weight="normal" style:font-size-asian="12pt" style:font-style-asian="normal" style:font-weight-asian="normal" style:font-size-complex="12pt"/>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fo:color="#000000" fo:font-size="12pt" fo:font-style="normal" style:text-underline-style="none" fo:font-weight="normal" style:font-size-asian="12pt" style:font-style-asian="normal" style:font-weight-asian="normal" style:font-size-complex="12pt"/>
    </style:style>
    <style:style style:name="ListLabel_20_203" style:display-name="ListLabel 2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fo:color="#000000" fo:font-size="12pt" fo:font-style="normal" style:text-underline-style="none" fo:font-weight="normal" style:font-size-asian="12pt" style:font-style-asian="normal" style:font-weight-asian="normal" style:font-size-complex="12pt"/>
    </style:style>
    <style:style style:name="ListLabel_20_212" style:display-name="ListLabel 2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fo:color="#000000" fo:font-size="12pt" fo:font-style="normal" style:text-underline-style="none" fo:font-weight="normal" style:font-size-asian="12pt" style:font-style-asian="normal" style:font-weight-asian="normal" style:font-size-complex="12pt"/>
    </style:style>
    <style:style style:name="ListLabel_20_221" style:display-name="ListLabel 2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fo:color="#000000" fo:font-size="12pt" fo:font-style="normal" style:text-underline-style="none" fo:font-weight="normal" style:font-size-asian="12pt" style:font-style-asian="normal" style:font-weight-asian="normal" style:font-size-complex="12pt"/>
    </style:style>
    <style:style style:name="ListLabel_20_230" style:display-name="ListLabel 2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fo:color="#000000" fo:font-size="12pt" fo:font-style="normal" style:text-underline-style="none" fo:font-weight="normal" style:font-size-asian="12pt" style:font-style-asian="normal" style:font-weight-asian="normal" style:font-size-complex="12pt"/>
    </style:style>
    <style:style style:name="ListLabel_20_239" style:display-name="ListLabel 2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fo:color="#000000" fo:font-size="12pt" fo:font-style="normal" style:text-underline-style="none" fo:font-weight="normal" style:font-size-asian="12pt" style:font-style-asian="normal" style:font-weight-asian="normal" style:font-size-complex="12pt"/>
    </style:style>
    <style:style style:name="ListLabel_20_248" style:display-name="ListLabel 2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2" style:display-name="ListLabel 2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5" style:display-name="ListLabel 2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fo:color="#000000" fo:font-size="12pt" fo:font-style="normal" style:text-underline-style="none" fo:font-weight="normal" style:font-size-asian="12pt" style:font-style-asian="normal" style:font-weight-asian="normal" style:font-size-complex="12pt"/>
    </style:style>
    <style:style style:name="ListLabel_20_257" style:display-name="ListLabel 2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8" style:display-name="ListLabel 2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8"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9"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0"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2"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3"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3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3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3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3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3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3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4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41"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2">
        <style:list-level-properties text:list-level-position-and-space-mode="label-alignment">
          <style:list-level-label-alignment text:label-followed-by="listtab"/>
        </style:list-level-properties>
      </text:list-level-style-number>
      <text:list-level-style-number text:level="5" style:num-format="1" text:display-levels="2">
        <style:list-level-properties text:list-level-position-and-space-mode="label-alignment">
          <style:list-level-label-alignment text:label-followed-by="listtab"/>
        </style:list-level-properties>
      </text:list-level-style-number>
      <text:list-level-style-number text:level="6" style:num-format="1" text:display-levels="2">
        <style:list-level-properties text:list-level-position-and-space-mode="label-alignment">
          <style:list-level-label-alignment text:label-followed-by="listtab"/>
        </style:list-level-properties>
      </text:list-level-style-number>
      <text:list-level-style-number text:level="7" style:num-format="1" text:display-levels="2">
        <style:list-level-properties text:list-level-position-and-space-mode="label-alignment">
          <style:list-level-label-alignment text:label-followed-by="listtab"/>
        </style:list-level-properties>
      </text:list-level-style-number>
      <text:list-level-style-number text:level="8" style:num-format="1" text:display-levels="2">
        <style:list-level-properties text:list-level-position-and-space-mode="label-alignment">
          <style:list-level-label-alignment text:label-followed-by="listtab"/>
        </style:list-level-properties>
      </text:list-level-style-number>
      <text:list-level-style-number text:level="9" style:num-format="1"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2"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4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4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4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4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4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4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50"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4374in"/>
        </style:list-level-properties>
      </text:list-level-style-number>
      <text:list-level-style-bullet text:level="2" text:style-name="ListLabel_20_5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5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5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5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5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5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5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5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9" style:num-format="1">
        <style:list-level-properties text:list-level-position-and-space-mode="label-alignment">
          <style:list-level-label-alignment text:label-followed-by="listtab" fo:text-indent="-0.25in" fo:margin-left="0.8335in"/>
        </style:list-level-properties>
      </text:list-level-style-number>
      <text:list-level-style-bullet text:level="2" text:style-name="ListLabel_20_6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6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6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6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6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6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6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6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bullet text:level="2" text:style-name="ListLabel_20_6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6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7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7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7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7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7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75"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6" style:num-format="1">
        <style:list-level-properties text:list-level-position-and-space-mode="label-alignment">
          <style:list-level-label-alignment text:label-followed-by="listtab" fo:text-indent="-0.25in" fo:margin-left="0.8126in"/>
        </style:list-level-properties>
      </text:list-level-style-number>
      <text:list-level-style-bullet text:level="2" text:style-name="ListLabel_20_7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7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7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8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8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8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8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84"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5"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8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8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8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8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9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9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9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93"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94" style:num-format="1">
        <style:list-level-properties text:list-level-position-and-space-mode="label-alignment">
          <style:list-level-label-alignment text:label-followed-by="listtab" fo:text-indent="-0.25in" fo:margin-left="0.6665in"/>
        </style:list-level-properties>
      </text:list-level-style-number>
      <text:list-level-style-bullet text:level="2" text:style-name="ListLabel_20_9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9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9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9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9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0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0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02"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3"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0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0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0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0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0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0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1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11"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2"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1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1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1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1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1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1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1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20"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1"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2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2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2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2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2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2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2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2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0" style:num-format="1" text:start-value="2">
        <style:list-level-properties text:list-level-position-and-space-mode="label-alignment">
          <style:list-level-label-alignment text:label-followed-by="listtab" fo:text-indent="-0.25in" fo:margin-left="0.3752in"/>
        </style:list-level-properties>
      </text:list-level-style-number>
      <text:list-level-style-bullet text:level="2" text:style-name="ListLabel_20_13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3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3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3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3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3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3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3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9"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4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4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4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4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4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4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4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4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8"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4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5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5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5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5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5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5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56"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7"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5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5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6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6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6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6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6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65"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66"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6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6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6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7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7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7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7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74"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75"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7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7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7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7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8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8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8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83"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4"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8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8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8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8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8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9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9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92"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3" style:num-format="1">
        <style:list-level-properties text:list-level-position-and-space-mode="label-alignment">
          <style:list-level-label-alignment text:label-followed-by="listtab" fo:text-indent="-0.25in" fo:margin-left="0.7917in"/>
        </style:list-level-properties>
      </text:list-level-style-number>
      <text:list-level-style-bullet text:level="2" text:style-name="ListLabel_20_19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9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9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9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9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9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0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01"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2" style:num-format="1" text:start-value="2">
        <style:list-level-properties text:list-level-position-and-space-mode="label-alignment">
          <style:list-level-label-alignment text:label-followed-by="listtab" fo:text-indent="-0.25in" fo:margin-left="0.6665in"/>
        </style:list-level-properties>
      </text:list-level-style-number>
      <text:list-level-style-bullet text:level="2" text:style-name="ListLabel_20_20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0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0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0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0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0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0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10"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1"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21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1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1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1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1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1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1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1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20"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2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2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2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2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2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2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2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2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29"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3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3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3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3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3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3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3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3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38" style:num-format="1">
        <style:list-level-properties text:list-level-position-and-space-mode="label-alignment">
          <style:list-level-label-alignment text:label-followed-by="listtab" fo:text-indent="-0.25in" fo:margin-left="0.7917in"/>
        </style:list-level-properties>
      </text:list-level-style-number>
      <text:list-level-style-bullet text:level="2" text:style-name="ListLabel_20_23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4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4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4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4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4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4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46"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47"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24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4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5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5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5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5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5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55"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56"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25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5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5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6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6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6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6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64"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tab-stops>
          <style:tab-stop style:position="0.5in"/>
          <style:tab-stop style:position="3in" style:type="center"/>
          <style:tab-stop style:position="4in"/>
          <style:tab-stop style:position="6in" style:type="right"/>
        </style:tab-stops>
      </style:paragraph-properties>
      <style:text-properties fo:color="#000000"/>
    </style:style>
    <style:style style:name="MP2" style:family="paragraph" style:parent-style-name="normal">
      <style:paragraph-properties fo:margin-left="0in" fo:margin-right="0in" fo:text-indent="0in" style:auto-text-indent="false">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MT1" style:family="text">
      <style:text-properties fo:font-size="6pt" style:font-size-asian="6pt" style:font-size-complex="6pt"/>
    </style:style>
    <style:style style:name="MT2" style:family="text">
      <style:text-properties fo:font-size="1pt" style:font-size-asian="1pt" style:font-size-complex="1pt"/>
    </style:style>
    <style:style style:name="MT3" style:family="text">
      <style:text-properties fo:color="#000000" fo:font-size="9pt" style:font-size-asian="9pt" style:font-size-complex="9pt"/>
    </style:style>
    <style:page-layout style:name="Mpm1">
      <style:page-layout-properties fo:page-width="8.2681in" fo:page-height="11.6929in" style:num-format="1" style:print-orientation="portrait" fo:margin-top="0.5118in" fo:margin-bottom="0.5902in" fo:margin-left="0.7874in" fo:margin-right="0.7874in" style:writing-mode="lr-tb" style:layout-grid-color="#c0c0c0" style:layout-grid-lines="243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Requirements Specifications Document</text:p>
      </style:header>
      <style:footer>
        <text:p text:style-name="MP2"><text:span text:style-name="MT1"><text:tab/><text:tab/><text:tab/></text:span><text:span text:style-name="MT2"><text:tab/><text:tab/></text:span><text:span text:style-name="MT3"><text:tab/>Page </text:span><text:page-number text:select-page="current">24</text:page-number><text:span text:style-name="MT3"><text:s/>of </text:span><text:page-count>24</text:page-count><text:span text:style-name="MT3"><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4-04T10:38:22.069148605</dc:date>
    <meta:editing-duration>PT2H9M33S</meta:editing-duration>
    <meta:editing-cycles>2</meta:editing-cycles>
    <meta:generator>LibreOffice/6.4.7.2$Linux_X86_64 LibreOffice_project/40$Build-2</meta:generator>
    <meta:document-statistic meta:table-count="1" meta:image-count="0" meta:object-count="0" meta:page-count="24" meta:paragraph-count="602" meta:word-count="4019" meta:character-count="28591" meta:non-whitespace-character-count="23609"/>
  </office:meta>
</office:document-meta>
</file>